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85pt"/>
    </style:style>
    <style:style style:name="co2" style:family="table-column">
      <style:table-column-properties fo:break-before="auto" style:column-width="9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alePrice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1362637.3043514" calcext:value-type="float">
            <text:p>11362637.3043514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3271649.4376134" calcext:value-type="float">
            <text:p>13271649.4376134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5191617.7959663" calcext:value-type="float">
            <text:p>15191617.7959663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7272483.6607617" calcext:value-type="float">
            <text:p>17272483.6607617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6509508.8567135" calcext:value-type="float">
            <text:p>16509508.8567135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6034692.7162973" calcext:value-type="float">
            <text:p>16034692.7162973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7498108.6975515" calcext:value-type="float">
            <text:p>17498108.6975515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5582191.3271986" calcext:value-type="float">
            <text:p>15582191.3271986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7208705.9495165" calcext:value-type="float">
            <text:p>17208705.9495165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1287483.7536551" calcext:value-type="float">
            <text:p>11287483.7536551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7173594.1816855" calcext:value-type="float">
            <text:p>17173594.1816855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0692564.5210919" calcext:value-type="float">
            <text:p>10692564.5210919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0009982.7479524" calcext:value-type="float">
            <text:p>10009982.7479524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4203084.9337438" calcext:value-type="float">
            <text:p>14203084.9337438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1890630.9452076" calcext:value-type="float">
            <text:p>11890630.9452076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26454480.194507" calcext:value-type="float">
            <text:p>26454480.194507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20551876.4184901" calcext:value-type="float">
            <text:p>20551876.4184901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23583678.5114111" calcext:value-type="float">
            <text:p>23583678.5114111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22606487.4603851" calcext:value-type="float">
            <text:p>22606487.4603851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32710308.2320749" calcext:value-type="float">
            <text:p>32710308.2320749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24636706.2937671" calcext:value-type="float">
            <text:p>24636706.2937671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7993181.1840371" calcext:value-type="float">
            <text:p>17993181.1840371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5828871.0417056" calcext:value-type="float">
            <text:p>15828871.0417056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5295901.1817918" calcext:value-type="float">
            <text:p>15295901.1817918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7492010.0632691" calcext:value-type="float">
            <text:p>17492010.0632691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8019027.2823354" calcext:value-type="float">
            <text:p>18019027.2823354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25309964.2264951" calcext:value-type="float">
            <text:p>25309964.2264951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21192821.6324443" calcext:value-type="float">
            <text:p>21192821.6324443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6129008.2760791" calcext:value-type="float">
            <text:p>16129008.2760791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8840198.5979141" calcext:value-type="float">
            <text:p>18840198.5979141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7418380.0000321" calcext:value-type="float">
            <text:p>17418380.0000321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9486972.06131596" calcext:value-type="float">
            <text:p>9486972.06131596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8781631.8621046" calcext:value-type="float">
            <text:p>18781631.8621046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23926854.9482052" calcext:value-type="float">
            <text:p>23926854.9482052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23314306.3801864" calcext:value-type="float">
            <text:p>23314306.3801864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8087958.8634867" calcext:value-type="float">
            <text:p>18087958.8634867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5167828.9656835" calcext:value-type="float">
            <text:p>15167828.9656835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4088461.1725476" calcext:value-type="float">
            <text:p>14088461.1725476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4899559.2793912" calcext:value-type="float">
            <text:p>14899559.279391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002976.4555115" calcext:value-type="float">
            <text:p>14002976.4555115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4686616.3638448" calcext:value-type="float">
            <text:p>14686616.3638448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3716652.4711929" calcext:value-type="float">
            <text:p>13716652.4711929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21856152.0325938" calcext:value-type="float">
            <text:p>21856152.0325938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20803921.1397136" calcext:value-type="float">
            <text:p>20803921.1397136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9206347.9134012" calcext:value-type="float">
            <text:p>19206347.9134012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7227435.2699574" calcext:value-type="float">
            <text:p>17227435.2699574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20366939.3559006" calcext:value-type="float">
            <text:p>20366939.3559006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6634283.4130074" calcext:value-type="float">
            <text:p>16634283.4130074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4312733.1977311" calcext:value-type="float">
            <text:p>14312733.1977311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2947749.3275553" calcext:value-type="float">
            <text:p>12947749.3275553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3103652.9161861" calcext:value-type="float">
            <text:p>13103652.9161861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5612611.221344" calcext:value-type="float">
            <text:p>15612611.221344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3929900.0298792" calcext:value-type="float">
            <text:p>13929900.0298792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3607636.2390017" calcext:value-type="float">
            <text:p>13607636.2390017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7501302.1353712" calcext:value-type="float">
            <text:p>17501302.1353712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4391158.5645791" calcext:value-type="float">
            <text:p>14391158.5645791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5075241.5643601" calcext:value-type="float">
            <text:p>15075241.5643601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2069331.2640419" calcext:value-type="float">
            <text:p>12069331.2640419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8762174.2176765" calcext:value-type="float">
            <text:p>18762174.2176765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1573941.1778114" calcext:value-type="float">
            <text:p>11573941.1778114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1118608.3416686" calcext:value-type="float">
            <text:p>11118608.3416686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6328816.650755" calcext:value-type="float">
            <text:p>16328816.650755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9908228.25967892" calcext:value-type="float">
            <text:p>9908228.25967892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1046401.828087" calcext:value-type="float">
            <text:p>11046401.828087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1055283.2902034" calcext:value-type="float">
            <text:p>11055283.2902034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0122539.7475432" calcext:value-type="float">
            <text:p>10122539.7475432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0075623.4472676" calcext:value-type="float">
            <text:p>10075623.4472676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4222527.894089" calcext:value-type="float">
            <text:p>14222527.894089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2308464.5591186" calcext:value-type="float">
            <text:p>12308464.5591186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9131843.6374498" calcext:value-type="float">
            <text:p>19131843.6374498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1207604.966325" calcext:value-type="float">
            <text:p>11207604.966325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0514225.8477598" calcext:value-type="float">
            <text:p>10514225.8477598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3890817.7225991" calcext:value-type="float">
            <text:p>13890817.7225991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2294424.3095899" calcext:value-type="float">
            <text:p>12294424.3095899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3690036.4701919" calcext:value-type="float">
            <text:p>13690036.4701919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0730289.4528187" calcext:value-type="float">
            <text:p>10730289.4528187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7209145.94745344" calcext:value-type="float">
            <text:p>7209145.94745344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5740324.4749143" calcext:value-type="float">
            <text:p>15740324.4749143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7408929.0627566" calcext:value-type="float">
            <text:p>17408929.0627566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9007736.354384" calcext:value-type="float">
            <text:p>9007736.354384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2842174.1114842" calcext:value-type="float">
            <text:p>12842174.1114842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2164038.355383" calcext:value-type="float">
            <text:p>12164038.355383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5543804.7341179" calcext:value-type="float">
            <text:p>15543804.7341179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9641239.27410486" calcext:value-type="float">
            <text:p>9641239.27410486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2181637.1703936" calcext:value-type="float">
            <text:p>12181637.1703936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2900228.5009678" calcext:value-type="float">
            <text:p>12900228.5009678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2710219.659127" calcext:value-type="float">
            <text:p>12710219.659127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2702154.6547192" calcext:value-type="float">
            <text:p>12702154.6547192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1606316.9171928" calcext:value-type="float">
            <text:p>11606316.9171928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2013450.572937" calcext:value-type="float">
            <text:p>12013450.572937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1528585.6993275" calcext:value-type="float">
            <text:p>11528585.6993275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2323245.8554986" calcext:value-type="float">
            <text:p>12323245.8554986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2965953.9332609" calcext:value-type="float">
            <text:p>12965953.9332609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2151454.7882851" calcext:value-type="float">
            <text:p>12151454.7882851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3892393.4727975" calcext:value-type="float">
            <text:p>13892393.4727975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9022356.34816871" calcext:value-type="float">
            <text:p>9022356.34816871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8944999.64785298" calcext:value-type="float">
            <text:p>8944999.64785298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0129061.1136946" calcext:value-type="float">
            <text:p>10129061.1136946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7729061.19767376" calcext:value-type="float">
            <text:p>7729061.19767376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1535284.6331561" calcext:value-type="float">
            <text:p>11535284.6331561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0942580.2020923" calcext:value-type="float">
            <text:p>10942580.2020923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2438419.9478145" calcext:value-type="float">
            <text:p>12438419.9478145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1185286.2088285" calcext:value-type="float">
            <text:p>11185286.2088285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4217892.0426675" calcext:value-type="float">
            <text:p>14217892.0426675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3592302.4330619" calcext:value-type="float">
            <text:p>13592302.4330619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20028944.6311818" calcext:value-type="float">
            <text:p>20028944.6311818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8521585.71402962" calcext:value-type="float">
            <text:p>8521585.71402962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8137767.4386672" calcext:value-type="float">
            <text:p>18137767.4386672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0373777.7865258" calcext:value-type="float">
            <text:p>10373777.7865258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3720938.5758782" calcext:value-type="float">
            <text:p>13720938.5758782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1473206.4094437" calcext:value-type="float">
            <text:p>11473206.4094437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3023622.2121855" calcext:value-type="float">
            <text:p>13023622.2121855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9616369.9560704" calcext:value-type="float">
            <text:p>19616369.9560704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11444240.3544816" calcext:value-type="float">
            <text:p>11444240.3544816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9091800.1247843" calcext:value-type="float">
            <text:p>19091800.1247843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21260612.2000921" calcext:value-type="float">
            <text:p>21260612.2000921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6552420.4909571" calcext:value-type="float">
            <text:p>16552420.4909571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3054683.7987948" calcext:value-type="float">
            <text:p>13054683.7987948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2783405.0479118" calcext:value-type="float">
            <text:p>12783405.0479118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7566063.0703697" calcext:value-type="float">
            <text:p>17566063.0703697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4246106.6925484" calcext:value-type="float">
            <text:p>14246106.6925484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12576207.0151269" calcext:value-type="float">
            <text:p>12576207.0151269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24681218.1380685" calcext:value-type="float">
            <text:p>24681218.1380685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9612678.740029" calcext:value-type="float">
            <text:p>19612678.740029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13463426.5605496" calcext:value-type="float">
            <text:p>13463426.5605496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8407517.07224751" calcext:value-type="float">
            <text:p>8407517.07224751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10657727.6997722" calcext:value-type="float">
            <text:p>10657727.6997722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3211125.2507881" calcext:value-type="float">
            <text:p>13211125.2507881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10526230.7728939" calcext:value-type="float">
            <text:p>10526230.7728939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3372552.9464645" calcext:value-type="float">
            <text:p>13372552.9464645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8940400.36143241" calcext:value-type="float">
            <text:p>8940400.36143241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11493950.6503222" calcext:value-type="float">
            <text:p>11493950.6503222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3093466.9744926" calcext:value-type="float">
            <text:p>13093466.9744926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1926181.2926245" calcext:value-type="float">
            <text:p>11926181.2926245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9824876.92602068" calcext:value-type="float">
            <text:p>9824876.92602068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7862706.3045163" calcext:value-type="float">
            <text:p>17862706.3045163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4056714.3248143" calcext:value-type="float">
            <text:p>14056714.3248143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17667184.5270438" calcext:value-type="float">
            <text:p>17667184.5270438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6600833.7125584" calcext:value-type="float">
            <text:p>16600833.712558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125766.1393632" calcext:value-type="float">
            <text:p>16125766.1393632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7019638.29917359" calcext:value-type="float">
            <text:p>7019638.29917359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10801747.8999976" calcext:value-type="float">
            <text:p>10801747.8999976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9011013.60800068" calcext:value-type="float">
            <text:p>9011013.60800068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20517810.7294625" calcext:value-type="float">
            <text:p>20517810.7294625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22213946.5380213" calcext:value-type="float">
            <text:p>22213946.5380213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15900935.2808072" calcext:value-type="float">
            <text:p>15900935.2808072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15588718.1355979" calcext:value-type="float">
            <text:p>15588718.1355979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20078440.696596" calcext:value-type="float">
            <text:p>20078440.696596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6545822.9023668" calcext:value-type="float">
            <text:p>16545822.9023668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4154832.7339037" calcext:value-type="float">
            <text:p>14154832.7339037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3816845.7255491" calcext:value-type="float">
            <text:p>13816845.7255491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4999545.47926" calcext:value-type="float">
            <text:p>14999545.47926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5575103.6920799" calcext:value-type="float">
            <text:p>15575103.6920799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2408309.5738495" calcext:value-type="float">
            <text:p>12408309.5738495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9479403.01134469" calcext:value-type="float">
            <text:p>9479403.01134469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8183481.10345207" calcext:value-type="float">
            <text:p>8183481.10345207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9714043.85615637" calcext:value-type="float">
            <text:p>9714043.85615637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11811883.0245587" calcext:value-type="float">
            <text:p>11811883.0245587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4176690.3982422" calcext:value-type="float">
            <text:p>14176690.3982422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4169908.7395332" calcext:value-type="float">
            <text:p>14169908.7395332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2729645.3443342" calcext:value-type="float">
            <text:p>12729645.3443342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12991484.0998846" calcext:value-type="float">
            <text:p>12991484.0998846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22450341.1607565" calcext:value-type="float">
            <text:p>22450341.1607565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17750080.7483804" calcext:value-type="float">
            <text:p>17750080.7483804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10940327.3720448" calcext:value-type="float">
            <text:p>10940327.3720448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16164546.2979126" calcext:value-type="float">
            <text:p>16164546.2979126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16410516.2375141" calcext:value-type="float">
            <text:p>16410516.2375141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23052021.22801" calcext:value-type="float">
            <text:p>23052021.22801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6570988.0053045" calcext:value-type="float">
            <text:p>16570988.0053045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24091294.8117851" calcext:value-type="float">
            <text:p>24091294.8117851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18001200.2874411" calcext:value-type="float">
            <text:p>18001200.2874411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8761758.412714" calcext:value-type="float">
            <text:p>18761758.412714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16368729.9391258" calcext:value-type="float">
            <text:p>16368729.9391258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7037796.184749" calcext:value-type="float">
            <text:p>17037796.184749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6342012.4182999" calcext:value-type="float">
            <text:p>16342012.4182999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5095666.6949691" calcext:value-type="float">
            <text:p>15095666.6949691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7224134.109664" calcext:value-type="float">
            <text:p>17224134.109664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18511800.5645236" calcext:value-type="float">
            <text:p>18511800.5645236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7094512.5412771" calcext:value-type="float">
            <text:p>17094512.5412771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21884167.1447141" calcext:value-type="float">
            <text:p>21884167.1447141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16058032.3393987" calcext:value-type="float">
            <text:p>16058032.3393987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19194954.3993078" calcext:value-type="float">
            <text:p>19194954.3993078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19397457.5193205" calcext:value-type="float">
            <text:p>19397457.5193205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9653823.1304207" calcext:value-type="float">
            <text:p>19653823.1304207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20367550.4386473" calcext:value-type="float">
            <text:p>20367550.4386473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5462961.2259267" calcext:value-type="float">
            <text:p>15462961.2259267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5210708.3495902" calcext:value-type="float">
            <text:p>15210708.3495902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2226886.9589684" calcext:value-type="float">
            <text:p>12226886.9589684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2844507.401474" calcext:value-type="float">
            <text:p>12844507.401474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1821210.1460406" calcext:value-type="float">
            <text:p>11821210.1460406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12026774.3981308" calcext:value-type="float">
            <text:p>12026774.3981308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11118357.9482366" calcext:value-type="float">
            <text:p>11118357.9482366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11554166.2972236" calcext:value-type="float">
            <text:p>11554166.2972236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3935708.7904018" calcext:value-type="float">
            <text:p>13935708.7904018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13615497.0027846" calcext:value-type="float">
            <text:p>13615497.0027846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3510561.7094967" calcext:value-type="float">
            <text:p>13510561.7094967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4029369.0798999" calcext:value-type="float">
            <text:p>14029369.0798999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13738305.6010537" calcext:value-type="float">
            <text:p>13738305.6010537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12252787.7649538" calcext:value-type="float">
            <text:p>12252787.7649538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3584860.2450144" calcext:value-type="float">
            <text:p>13584860.2450144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32790603.9326213" calcext:value-type="float">
            <text:p>32790603.9326213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27964786.1597448" calcext:value-type="float">
            <text:p>27964786.1597448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26762400.5560615" calcext:value-type="float">
            <text:p>26762400.5560615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36189635.0519644" calcext:value-type="float">
            <text:p>36189635.0519644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24249486.3700116" calcext:value-type="float">
            <text:p>24249486.3700116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24523324.3682384" calcext:value-type="float">
            <text:p>24523324.3682384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27048783.4363029" calcext:value-type="float">
            <text:p>27048783.4363029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25542048.3153915" calcext:value-type="float">
            <text:p>25542048.3153915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23791558.7413058" calcext:value-type="float">
            <text:p>23791558.7413058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25703977.8037831" calcext:value-type="float">
            <text:p>25703977.8037831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20799323.7915175" calcext:value-type="float">
            <text:p>20799323.7915175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30910525.352724" calcext:value-type="float">
            <text:p>30910525.352724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24398851.9892025" calcext:value-type="float">
            <text:p>24398851.9892025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21463395.5679643" calcext:value-type="float">
            <text:p>21463395.5679643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15677441.3714746" calcext:value-type="float">
            <text:p>15677441.3714746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6117563.0919246" calcext:value-type="float">
            <text:p>16117563.0919246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17970648.9087514" calcext:value-type="float">
            <text:p>17970648.9087514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31493836.4477952" calcext:value-type="float">
            <text:p>31493836.4477952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26016746.3466111" calcext:value-type="float">
            <text:p>26016746.3466111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2908621.7132183" calcext:value-type="float">
            <text:p>22908621.7132183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9826158.3944298" calcext:value-type="float">
            <text:p>19826158.3944298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23655825.8679581" calcext:value-type="float">
            <text:p>23655825.8679581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16700650.6319475" calcext:value-type="float">
            <text:p>16700650.6319475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7445863.878816" calcext:value-type="float">
            <text:p>17445863.878816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16043940.8381864" calcext:value-type="float">
            <text:p>16043940.8381864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15921511.1002717" calcext:value-type="float">
            <text:p>15921511.1002717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16257663.3677864" calcext:value-type="float">
            <text:p>16257663.3677864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7719955.1502388" calcext:value-type="float">
            <text:p>17719955.1502388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7931809.6075767" calcext:value-type="float">
            <text:p>17931809.6075767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8239983.2724357" calcext:value-type="float">
            <text:p>18239983.2724357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17677336.2339566" calcext:value-type="float">
            <text:p>17677336.2339566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22633761.160792" calcext:value-type="float">
            <text:p>22633761.160792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15674641.8809353" calcext:value-type="float">
            <text:p>15674641.8809353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6710723.6927616" calcext:value-type="float">
            <text:p>16710723.6927616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16151587.2261787" calcext:value-type="float">
            <text:p>16151587.2261787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22957484.2648767" calcext:value-type="float">
            <text:p>22957484.2648767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16805345.8173755" calcext:value-type="float">
            <text:p>16805345.8173755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27805977.1816756" calcext:value-type="float">
            <text:p>27805977.1816756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25013664.6484974" calcext:value-type="float">
            <text:p>25013664.648497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0485476.7679197" calcext:value-type="float">
            <text:p>20485476.7679197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21974068.8759576" calcext:value-type="float">
            <text:p>21974068.8759576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21266049.6932018" calcext:value-type="float">
            <text:p>21266049.6932018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21908191.7310802" calcext:value-type="float">
            <text:p>21908191.7310802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23006806.8016462" calcext:value-type="float">
            <text:p>23006806.8016462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19786013.6309122" calcext:value-type="float">
            <text:p>19786013.6309122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30476106.2674207" calcext:value-type="float">
            <text:p>30476106.2674207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17203115.2230074" calcext:value-type="float">
            <text:p>17203115.2230074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17624528.3150121" calcext:value-type="float">
            <text:p>17624528.3150121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23056770.6676258" calcext:value-type="float">
            <text:p>23056770.6676258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9002364.5505489" calcext:value-type="float">
            <text:p>19002364.5505489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22508803.4587853" calcext:value-type="float">
            <text:p>22508803.4587853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21279981.5650139" calcext:value-type="float">
            <text:p>21279981.5650139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21878217.6348921" calcext:value-type="float">
            <text:p>21878217.6348921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18647224.3300418" calcext:value-type="float">
            <text:p>18647224.3300418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17528688.7010481" calcext:value-type="float">
            <text:p>17528688.7010481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16734783.2530627" calcext:value-type="float">
            <text:p>16734783.2530627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16892556.0851187" calcext:value-type="float">
            <text:p>16892556.0851187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12619420.6282606" calcext:value-type="float">
            <text:p>12619420.6282606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17797472.1998522" calcext:value-type="float">
            <text:p>17797472.1998522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20120991.596709" calcext:value-type="float">
            <text:p>20120991.596709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16030487.2482483" calcext:value-type="float">
            <text:p>16030487.2482483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11900303.4903919" calcext:value-type="float">
            <text:p>11900303.4903919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14684402.6821248" calcext:value-type="float">
            <text:p>14684402.6821248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18395412.1253368" calcext:value-type="float">
            <text:p>18395412.1253368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19828983.2015205" calcext:value-type="float">
            <text:p>19828983.2015205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16548071.7430167" calcext:value-type="float">
            <text:p>16548071.7430167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13849284.1520635" calcext:value-type="float">
            <text:p>13849284.1520635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16921596.1447173" calcext:value-type="float">
            <text:p>16921596.1447173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15212977.544657" calcext:value-type="float">
            <text:p>15212977.544657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5744212.560217" calcext:value-type="float">
            <text:p>15744212.560217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11966536.539785" calcext:value-type="float">
            <text:p>11966536.539785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12110516.8389991" calcext:value-type="float">
            <text:p>12110516.8389991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10400186.0281937" calcext:value-type="float">
            <text:p>10400186.0281937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11171417.1579185" calcext:value-type="float">
            <text:p>11171417.1579185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12974527.2830912" calcext:value-type="float">
            <text:p>12974527.2830912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10945632.9378492" calcext:value-type="float">
            <text:p>10945632.9378492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27165861.6916214" calcext:value-type="float">
            <text:p>27165861.6916214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20650203.7186933" calcext:value-type="float">
            <text:p>20650203.7186933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22750132.4899143" calcext:value-type="float">
            <text:p>22750132.4899143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6692474.1007325" calcext:value-type="float">
            <text:p>16692474.1007325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15408780.6914309" calcext:value-type="float">
            <text:p>15408780.6914309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14499358.3549692" calcext:value-type="float">
            <text:p>14499358.3549692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15719784.6507483" calcext:value-type="float">
            <text:p>15719784.6507483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24053124.5225841" calcext:value-type="float">
            <text:p>24053124.5225841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17622407.1795762" calcext:value-type="float">
            <text:p>17622407.1795762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18455486.3678623" calcext:value-type="float">
            <text:p>18455486.3678623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18904514.2905633" calcext:value-type="float">
            <text:p>18904514.2905633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20079517.1084579" calcext:value-type="float">
            <text:p>20079517.1084579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13805266.4682005" calcext:value-type="float">
            <text:p>13805266.4682005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2900201.6439519" calcext:value-type="float">
            <text:p>12900201.6439519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21784460.7949621" calcext:value-type="float">
            <text:p>21784460.7949621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10874954.3204682" calcext:value-type="float">
            <text:p>10874954.3204682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3528340.0900483" calcext:value-type="float">
            <text:p>13528340.0900483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18555224.4242682" calcext:value-type="float">
            <text:p>18555224.4242682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13891953.9073671" calcext:value-type="float">
            <text:p>13891953.9073671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12263365.3459714" calcext:value-type="float">
            <text:p>12263365.3459714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11055242.6478465" calcext:value-type="float">
            <text:p>11055242.6478465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13323606.2624914" calcext:value-type="float">
            <text:p>13323606.2624914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15148776.6700322" calcext:value-type="float">
            <text:p>15148776.6700322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5203089.4485992" calcext:value-type="float">
            <text:p>15203089.4485992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14554061.2193739" calcext:value-type="float">
            <text:p>14554061.2193739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15580918.2400647" calcext:value-type="float">
            <text:p>15580918.2400647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15477081.4810319" calcext:value-type="float">
            <text:p>15477081.4810319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0871622.0389708" calcext:value-type="float">
            <text:p>10871622.0389708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5657382.1657157" calcext:value-type="float">
            <text:p>15657382.1657157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17340798.3538535" calcext:value-type="float">
            <text:p>17340798.3538535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21148472.0644833" calcext:value-type="float">
            <text:p>21148472.0644833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12782175.9294893" calcext:value-type="float">
            <text:p>12782175.9294893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16203007.4844402" calcext:value-type="float">
            <text:p>16203007.4844402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4589980.4651539" calcext:value-type="float">
            <text:p>14589980.4651539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11145573.3742673" calcext:value-type="float">
            <text:p>11145573.3742673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11646606.9846817" calcext:value-type="float">
            <text:p>11646606.9846817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11994062.0440934" calcext:value-type="float">
            <text:p>11994062.0440934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12206781.5161423" calcext:value-type="float">
            <text:p>12206781.5161423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13058644.6528114" calcext:value-type="float">
            <text:p>13058644.6528114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1889585.9935581" calcext:value-type="float">
            <text:p>11889585.9935581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10402102.3085287" calcext:value-type="float">
            <text:p>10402102.3085287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12860314.0205746" calcext:value-type="float">
            <text:p>12860314.0205746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10691069.8524615" calcext:value-type="float">
            <text:p>10691069.8524615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6777261.5347692" calcext:value-type="float">
            <text:p>16777261.5347692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11344325.5720634" calcext:value-type="float">
            <text:p>11344325.5720634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8460573.09295527" calcext:value-type="float">
            <text:p>8460573.09295527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13315143.999933" calcext:value-type="float">
            <text:p>13315143.999933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9990135.80770141" calcext:value-type="float">
            <text:p>9990135.80770141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11002431.6290138" calcext:value-type="float">
            <text:p>11002431.6290138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13547590.5029068" calcext:value-type="float">
            <text:p>13547590.5029068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5327275.0881789" calcext:value-type="float">
            <text:p>15327275.0881789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6934860.25170169" calcext:value-type="float">
            <text:p>6934860.25170169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10358788.3190939" calcext:value-type="float">
            <text:p>10358788.3190939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7161053.72823232" calcext:value-type="float">
            <text:p>7161053.72823232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7116325.5200908" calcext:value-type="float">
            <text:p>17116325.5200908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4563975.829822" calcext:value-type="float">
            <text:p>14563975.829822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13719103.2250527" calcext:value-type="float">
            <text:p>13719103.2250527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5663885.9122476" calcext:value-type="float">
            <text:p>15663885.9122476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1947580.7569941" calcext:value-type="float">
            <text:p>11947580.7569941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12032749.2314605" calcext:value-type="float">
            <text:p>12032749.2314605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12476967.8690904" calcext:value-type="float">
            <text:p>12476967.8690904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1100279.1883857" calcext:value-type="float">
            <text:p>11100279.1883857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10961894.2036961" calcext:value-type="float">
            <text:p>10961894.203696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909405.2338886" calcext:value-type="float">
            <text:p>10909405.2338886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1598775.9995759" calcext:value-type="float">
            <text:p>11598775.9995759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14189962.2687308" calcext:value-type="float">
            <text:p>14189962.2687308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13944697.526159" calcext:value-type="float">
            <text:p>13944697.526159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12904960.8245168" calcext:value-type="float">
            <text:p>12904960.8245168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13398230.7495226" calcext:value-type="float">
            <text:p>13398230.7495226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13042951.3612628" calcext:value-type="float">
            <text:p>13042951.3612628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13252406.5442879" calcext:value-type="float">
            <text:p>13252406.5442879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11777933.6441218" calcext:value-type="float">
            <text:p>11777933.6441218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11115860.882416" calcext:value-type="float">
            <text:p>11115860.882416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3002544.955083" calcext:value-type="float">
            <text:p>13002544.955083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8488169.93668879" calcext:value-type="float">
            <text:p>8488169.93668879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9441886.9263253" calcext:value-type="float">
            <text:p>9441886.9263253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11586916.8456253" calcext:value-type="float">
            <text:p>11586916.8456253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9567682.70829709" calcext:value-type="float">
            <text:p>9567682.70829709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6600422.705921" calcext:value-type="float">
            <text:p>6600422.705921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10239400.9431625" calcext:value-type="float">
            <text:p>10239400.9431625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9749857.58643706" calcext:value-type="float">
            <text:p>9749857.58643706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12595351.0024692" calcext:value-type="float">
            <text:p>12595351.0024692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12456996.1408119" calcext:value-type="float">
            <text:p>12456996.1408119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7091599.56076169" calcext:value-type="float">
            <text:p>7091599.56076169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11525457.6058648" calcext:value-type="float">
            <text:p>11525457.6058648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14299898.3779327" calcext:value-type="float">
            <text:p>14299898.3779327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6119701.29367418" calcext:value-type="float">
            <text:p>6119701.29367418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2204711.8766284" calcext:value-type="float">
            <text:p>12204711.8766284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12445401.0783334" calcext:value-type="float">
            <text:p>12445401.0783334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9486754.40972409" calcext:value-type="float">
            <text:p>9486754.40972409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10260542.7031087" calcext:value-type="float">
            <text:p>10260542.7031087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12153584.1261664" calcext:value-type="float">
            <text:p>12153584.1261664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13553652.9850141" calcext:value-type="float">
            <text:p>13553652.9850141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3292064.2060795" calcext:value-type="float">
            <text:p>13292064.2060795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14866274.4339717" calcext:value-type="float">
            <text:p>14866274.4339717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8710070.78397451" calcext:value-type="float">
            <text:p>8710070.78397451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13208905.7595916" calcext:value-type="float">
            <text:p>13208905.7595916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11871842.7031112" calcext:value-type="float">
            <text:p>11871842.7031112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11461315.1009854" calcext:value-type="float">
            <text:p>11461315.1009854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11864997.0774663" calcext:value-type="float">
            <text:p>11864997.0774663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9069684.41684562" calcext:value-type="float">
            <text:p>9069684.41684562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11893915.1452297" calcext:value-type="float">
            <text:p>11893915.1452297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10555678.8941189" calcext:value-type="float">
            <text:p>10555678.8941189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3619948.8999464" calcext:value-type="float">
            <text:p>13619948.8999464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11982001.8102247" calcext:value-type="float">
            <text:p>11982001.8102247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9650466.96871983" calcext:value-type="float">
            <text:p>9650466.96871983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12033142.7391589" calcext:value-type="float">
            <text:p>12033142.7391589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12602214.9613625" calcext:value-type="float">
            <text:p>12602214.9613625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2959164.8636066" calcext:value-type="float">
            <text:p>12959164.8636066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13416139.4398618" calcext:value-type="float">
            <text:p>13416139.4398618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13219157.0621916" calcext:value-type="float">
            <text:p>13219157.0621916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5984619.00378439" calcext:value-type="float">
            <text:p>5984619.00378439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11102547.2322094" calcext:value-type="float">
            <text:p>11102547.2322094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1168579.9915254" calcext:value-type="float">
            <text:p>11168579.9915254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13244830.6299642" calcext:value-type="float">
            <text:p>13244830.6299642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12423292.6159258" calcext:value-type="float">
            <text:p>12423292.6159258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11733694.9798493" calcext:value-type="float">
            <text:p>11733694.9798493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15503458.0312632" calcext:value-type="float">
            <text:p>15503458.0312632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13753319.0768936" calcext:value-type="float">
            <text:p>13753319.0768936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20125768.9753902" calcext:value-type="float">
            <text:p>20125768.9753902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12300448.9506681" calcext:value-type="float">
            <text:p>12300448.9506681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13134120.787731" calcext:value-type="float">
            <text:p>13134120.787731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11706304.5686002" calcext:value-type="float">
            <text:p>11706304.5686002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3531138.3940442" calcext:value-type="float">
            <text:p>13531138.3940442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11665655.9203734" calcext:value-type="float">
            <text:p>11665655.9203734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27412917.9965085" calcext:value-type="float">
            <text:p>27412917.9965085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27258071.7511609" calcext:value-type="float">
            <text:p>27258071.7511609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27259531.1115253" calcext:value-type="float">
            <text:p>27259531.1115253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24687643.2632155" calcext:value-type="float">
            <text:p>24687643.2632155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25536938.0544261" calcext:value-type="float">
            <text:p>25536938.0544261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20942014.8423083" calcext:value-type="float">
            <text:p>20942014.8423083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23416326.2182374" calcext:value-type="float">
            <text:p>23416326.2182374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18522268.5357675" calcext:value-type="float">
            <text:p>18522268.5357675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20120830.123178" calcext:value-type="float">
            <text:p>20120830.123178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21132202.6250963" calcext:value-type="float">
            <text:p>21132202.6250963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15911332.0535409" calcext:value-type="float">
            <text:p>15911332.0535409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19209709.5475253" calcext:value-type="float">
            <text:p>19209709.5475253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14024420.3384977" calcext:value-type="float">
            <text:p>14024420.3384977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17641482.8543125" calcext:value-type="float">
            <text:p>17641482.8543125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17623813.1174371" calcext:value-type="float">
            <text:p>17623813.1174371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18123647.9054959" calcext:value-type="float">
            <text:p>18123647.9054959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18692613.0739486" calcext:value-type="float">
            <text:p>18692613.0739486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11156450.3614055" calcext:value-type="float">
            <text:p>11156450.3614055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3509918.6283192" calcext:value-type="float">
            <text:p>13509918.6283192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20214203.5629372" calcext:value-type="float">
            <text:p>20214203.5629372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21264392.7763847" calcext:value-type="float">
            <text:p>21264392.7763847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16752718.2985322" calcext:value-type="float">
            <text:p>16752718.2985322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17621173.0389064" calcext:value-type="float">
            <text:p>17621173.0389064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20139515.4029191" calcext:value-type="float">
            <text:p>20139515.4029191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22248986.0978296" calcext:value-type="float">
            <text:p>22248986.0978296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19195036.7327245" calcext:value-type="float">
            <text:p>19195036.7327245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23866813.2900614" calcext:value-type="float">
            <text:p>23866813.2900614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15737104.9002286" calcext:value-type="float">
            <text:p>15737104.9002286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1498976.9552629" calcext:value-type="float">
            <text:p>11498976.9552629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3373601.0107241" calcext:value-type="float">
            <text:p>13373601.0107241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9446100.19305944" calcext:value-type="float">
            <text:p>9446100.19305944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12003478.359701" calcext:value-type="float">
            <text:p>12003478.359701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11024014.542535" calcext:value-type="float">
            <text:p>11024014.542535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12272080.5913986" calcext:value-type="float">
            <text:p>12272080.5913986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1655562.0529194" calcext:value-type="float">
            <text:p>11655562.0529194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10755431.0401715" calcext:value-type="float">
            <text:p>10755431.0401715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11733357.4273419" calcext:value-type="float">
            <text:p>11733357.4273419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13927417.7321893" calcext:value-type="float">
            <text:p>13927417.732189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3950856.8037501" calcext:value-type="float">
            <text:p>13950856.8037501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4110777.7217022" calcext:value-type="float">
            <text:p>14110777.7217022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1686962.0346072" calcext:value-type="float">
            <text:p>11686962.0346072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17605804.0281355" calcext:value-type="float">
            <text:p>17605804.0281355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12303810.2559446" calcext:value-type="float">
            <text:p>12303810.2559446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16858328.2401058" calcext:value-type="float">
            <text:p>16858328.2401058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4582690.5536182" calcext:value-type="float">
            <text:p>14582690.5536182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6316744.534623" calcext:value-type="float">
            <text:p>16316744.534623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2935168.3495321" calcext:value-type="float">
            <text:p>12935168.3495321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4139802.7399086" calcext:value-type="float">
            <text:p>14139802.7399086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3214712.781499" calcext:value-type="float">
            <text:p>13214712.781499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8004389.3295235" calcext:value-type="float">
            <text:p>18004389.3295235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25649830.6478671" calcext:value-type="float">
            <text:p>25649830.6478671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3892207.4082806" calcext:value-type="float">
            <text:p>13892207.4082806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8352642.1544875" calcext:value-type="float">
            <text:p>8352642.1544875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9845680.698349" calcext:value-type="float">
            <text:p>19845680.698349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6505268.50539989" calcext:value-type="float">
            <text:p>6505268.50539989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21770608.7837358" calcext:value-type="float">
            <text:p>21770608.7837358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13459625.1937419" calcext:value-type="float">
            <text:p>13459625.1937419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17109828.2937017" calcext:value-type="float">
            <text:p>17109828.2937017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5326049.4530339" calcext:value-type="float">
            <text:p>15326049.4530339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27512312.2433763" calcext:value-type="float">
            <text:p>27512312.2433763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23610227.8594446" calcext:value-type="float">
            <text:p>23610227.8594446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19487867.274271" calcext:value-type="float">
            <text:p>19487867.274271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9210752.4776679" calcext:value-type="float">
            <text:p>19210752.4776679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8514427.6978006" calcext:value-type="float">
            <text:p>18514427.6978006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26737245.4423723" calcext:value-type="float">
            <text:p>26737245.4423723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12144757.8836472" calcext:value-type="float">
            <text:p>12144757.8836472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4080093.9919984" calcext:value-type="float">
            <text:p>14080093.9919984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11446806.4966646" calcext:value-type="float">
            <text:p>11446806.4966646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2315849.7165946" calcext:value-type="float">
            <text:p>12315849.7165946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3639158.7086318" calcext:value-type="float">
            <text:p>13639158.7086318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2947992.3975215" calcext:value-type="float">
            <text:p>12947992.3975215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15147572.8040564" calcext:value-type="float">
            <text:p>15147572.8040564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15995583.4170143" calcext:value-type="float">
            <text:p>15995583.4170143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5628558.7009347" calcext:value-type="float">
            <text:p>15628558.7009347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15564731.0789681" calcext:value-type="float">
            <text:p>15564731.0789681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16400992.0147266" calcext:value-type="float">
            <text:p>16400992.0147266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15373996.9735027" calcext:value-type="float">
            <text:p>15373996.9735027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18988296.1289394" calcext:value-type="float">
            <text:p>18988296.1289394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6511141.525776" calcext:value-type="float">
            <text:p>16511141.525776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6172665.5835405" calcext:value-type="float">
            <text:p>16172665.5835405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16236449.0741811" calcext:value-type="float">
            <text:p>16236449.0741811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17793158.4561713" calcext:value-type="float">
            <text:p>17793158.4561713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24872474.0745341" calcext:value-type="float">
            <text:p>24872474.0745341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25908021.3250597" calcext:value-type="float">
            <text:p>25908021.3250597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13611179.0668339" calcext:value-type="float">
            <text:p>13611179.0668339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21932292.6198153" calcext:value-type="float">
            <text:p>21932292.6198153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5185220.4973566" calcext:value-type="float">
            <text:p>15185220.4973566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20356537.9572772" calcext:value-type="float">
            <text:p>20356537.9572772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7833359.1396564" calcext:value-type="float">
            <text:p>17833359.1396564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21163115.4752903" calcext:value-type="float">
            <text:p>21163115.4752903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8377757.8126939" calcext:value-type="float">
            <text:p>18377757.8126939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15307298.9490538" calcext:value-type="float">
            <text:p>15307298.9490538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18062867.5808282" calcext:value-type="float">
            <text:p>18062867.5808282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2579298.4130172" calcext:value-type="float">
            <text:p>12579298.4130172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27455006.1313974" calcext:value-type="float">
            <text:p>27455006.1313974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4926149.6772192" calcext:value-type="float">
            <text:p>14926149.6772192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25191406.665309" calcext:value-type="float">
            <text:p>25191406.665309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2601394.884299" calcext:value-type="float">
            <text:p>12601394.884299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0272054.8449082" calcext:value-type="float">
            <text:p>10272054.8449082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1996144.781897" calcext:value-type="float">
            <text:p>11996144.781897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0543793.0733101" calcext:value-type="float">
            <text:p>10543793.0733101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11334572.8954566" calcext:value-type="float">
            <text:p>11334572.8954566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0689500.1118648" calcext:value-type="float">
            <text:p>10689500.1118648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3601100.63325" calcext:value-type="float">
            <text:p>13601100.63325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3715646.9833132" calcext:value-type="float">
            <text:p>13715646.9833132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22096621.1766778" calcext:value-type="float">
            <text:p>22096621.1766778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28267095.8851145" calcext:value-type="float">
            <text:p>28267095.8851145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26318897.7878652" calcext:value-type="float">
            <text:p>26318897.7878652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29514755.525563" calcext:value-type="float">
            <text:p>29514755.525563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34950538.5962484" calcext:value-type="float">
            <text:p>34950538.5962484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7036386.7587624" calcext:value-type="float">
            <text:p>27036386.7587624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2760052.4240346" calcext:value-type="float">
            <text:p>22760052.4240346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4917489.718894" calcext:value-type="float">
            <text:p>24917489.718894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33661647.8022662" calcext:value-type="float">
            <text:p>33661647.8022662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22648395.0116285" calcext:value-type="float">
            <text:p>22648395.011628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26348961.8554477" calcext:value-type="float">
            <text:p>26348961.855447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5889228.4043274" calcext:value-type="float">
            <text:p>25889228.4043274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4206074.5192942" calcext:value-type="float">
            <text:p>24206074.5192942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6684034.0608259" calcext:value-type="float">
            <text:p>16684034.0608259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3921322.5416117" calcext:value-type="float">
            <text:p>23921322.5416117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8692236.3579937" calcext:value-type="float">
            <text:p>18692236.3579937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7692335.8493636" calcext:value-type="float">
            <text:p>17692335.8493636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5506391.1098926" calcext:value-type="float">
            <text:p>15506391.109892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9852616.3151581" calcext:value-type="float">
            <text:p>19852616.3151581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9623581.5548548" calcext:value-type="float">
            <text:p>19623581.5548548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6908685.9580494" calcext:value-type="float">
            <text:p>16908685.9580494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6232852.9624816" calcext:value-type="float">
            <text:p>16232852.962481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7850513.6726459" calcext:value-type="float">
            <text:p>17850513.6726459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9085738.0141563" calcext:value-type="float">
            <text:p>19085738.0141563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8617150.4526071" calcext:value-type="float">
            <text:p>18617150.4526071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8520684.0522271" calcext:value-type="float">
            <text:p>18520684.0522271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6639937.1686832" calcext:value-type="float">
            <text:p>16639937.1686832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9932090.0714437" calcext:value-type="float">
            <text:p>19932090.0714437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7271113.9210497" calcext:value-type="float">
            <text:p>17271113.921049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0685229.5255796" calcext:value-type="float">
            <text:p>20685229.525579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4388755.0318993" calcext:value-type="float">
            <text:p>24388755.031899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3478525.1056819" calcext:value-type="float">
            <text:p>23478525.105681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2143419.5595617" calcext:value-type="float">
            <text:p>22143419.559561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533148.7273963" calcext:value-type="float">
            <text:p>25533148.727396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2307253.4445174" calcext:value-type="float">
            <text:p>22307253.444517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1021645.7119625" calcext:value-type="float">
            <text:p>21021645.711962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2212312.0407279" calcext:value-type="float">
            <text:p>22212312.040727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2883218.5851519" calcext:value-type="float">
            <text:p>22883218.585151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9193697.6588043" calcext:value-type="float">
            <text:p>19193697.658804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8452228.0523178" calcext:value-type="float">
            <text:p>18452228.052317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1887985.8041871" calcext:value-type="float">
            <text:p>21887985.804187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7588545.7668808" calcext:value-type="float">
            <text:p>17588545.766880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6961959.5732931" calcext:value-type="float">
            <text:p>16961959.573293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7448921.2640813" calcext:value-type="float">
            <text:p>17448921.264081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3753695.7984507" calcext:value-type="float">
            <text:p>13753695.798450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6240055.5095111" calcext:value-type="float">
            <text:p>16240055.509511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4934121.1812619" calcext:value-type="float">
            <text:p>14934121.181261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5507498.5168503" calcext:value-type="float">
            <text:p>15507498.516850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6515204.0203714" calcext:value-type="float">
            <text:p>16515204.02037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6542277.5075421" calcext:value-type="float">
            <text:p>16542277.507542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723359.6060746" calcext:value-type="float">
            <text:p>16723359.606074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1846035.1046303" calcext:value-type="float">
            <text:p>11846035.104630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3430948.362889" calcext:value-type="float">
            <text:p>13430948.36288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173825.2071555" calcext:value-type="float">
            <text:p>10173825.207155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0273021.3225795" calcext:value-type="float">
            <text:p>10273021.322579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6330042.7181112" calcext:value-type="float">
            <text:p>16330042.718111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3237245.0322753" calcext:value-type="float">
            <text:p>13237245.032275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22453400.4292187" calcext:value-type="float">
            <text:p>22453400.4292187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27227667.1200256" calcext:value-type="float">
            <text:p>27227667.1200256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15184693.9506685" calcext:value-type="float">
            <text:p>15184693.9506685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14120125.498132" calcext:value-type="float">
            <text:p>14120125.498132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14912613.6353656" calcext:value-type="float">
            <text:p>14912613.6353656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14886920.3400785" calcext:value-type="float">
            <text:p>14886920.3400785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20893709.3007073" calcext:value-type="float">
            <text:p>20893709.3007073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19309835.7810911" calcext:value-type="float">
            <text:p>19309835.7810911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19519823.02302" calcext:value-type="float">
            <text:p>19519823.02302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20325955.9347841" calcext:value-type="float">
            <text:p>20325955.9347841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15393250.1012311" calcext:value-type="float">
            <text:p>15393250.1012311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18841367.2422235" calcext:value-type="float">
            <text:p>18841367.2422235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17886878.5870607" calcext:value-type="float">
            <text:p>17886878.5870607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17957106.4489311" calcext:value-type="float">
            <text:p>17957106.4489311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24319188.4007986" calcext:value-type="float">
            <text:p>24319188.4007986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17219398.8216277" calcext:value-type="float">
            <text:p>17219398.8216277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23665601.1324643" calcext:value-type="float">
            <text:p>23665601.1324643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23987230.7963275" calcext:value-type="float">
            <text:p>23987230.7963275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18184267.6018162" calcext:value-type="float">
            <text:p>18184267.6018162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15460957.0048468" calcext:value-type="float">
            <text:p>15460957.0048468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16698657.1677121" calcext:value-type="float">
            <text:p>16698657.1677121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18730741.1837977" calcext:value-type="float">
            <text:p>18730741.1837977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12914369.1363213" calcext:value-type="float">
            <text:p>12914369.1363213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2835682.4700055" calcext:value-type="float">
            <text:p>12835682.470005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3634630.8523788" calcext:value-type="float">
            <text:p>13634630.8523788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13021110.0434672" calcext:value-type="float">
            <text:p>13021110.0434672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5585088.692854" calcext:value-type="float">
            <text:p>15585088.692854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10680161.4747668" calcext:value-type="float">
            <text:p>10680161.4747668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12914914.2090932" calcext:value-type="float">
            <text:p>12914914.2090932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13366755.4466573" calcext:value-type="float">
            <text:p>13366755.4466573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9130588.62058363" calcext:value-type="float">
            <text:p>9130588.62058363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13362306.9319896" calcext:value-type="float">
            <text:p>13362306.9319896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14057176.9671348" calcext:value-type="float">
            <text:p>14057176.9671348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10435338.7900267" calcext:value-type="float">
            <text:p>10435338.7900267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17779769.0530062" calcext:value-type="float">
            <text:p>17779769.0530062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12439069.9582567" calcext:value-type="float">
            <text:p>12439069.9582567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5556107.8009692" calcext:value-type="float">
            <text:p>15556107.8009692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16173298.3935151" calcext:value-type="float">
            <text:p>16173298.3935151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11274810.4888229" calcext:value-type="float">
            <text:p>11274810.4888229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10831630.2780367" calcext:value-type="float">
            <text:p>10831630.2780367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11997919.3265245" calcext:value-type="float">
            <text:p>11997919.3265245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10962031.0577225" calcext:value-type="float">
            <text:p>10962031.0577225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15330859.2399599" calcext:value-type="float">
            <text:p>15330859.2399599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11436810.8681869" calcext:value-type="float">
            <text:p>11436810.8681869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12794115.8020843" calcext:value-type="float">
            <text:p>12794115.8020843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8952107.0284817" calcext:value-type="float">
            <text:p>8952107.0284817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0952986.0609417" calcext:value-type="float">
            <text:p>10952986.0609417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9597994.1838887" calcext:value-type="float">
            <text:p>9597994.1838887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13210843.0698602" calcext:value-type="float">
            <text:p>13210843.0698602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12846052.4011746" calcext:value-type="float">
            <text:p>12846052.4011746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16639671.8448643" calcext:value-type="float">
            <text:p>16639671.8448643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13138474.5045153" calcext:value-type="float">
            <text:p>13138474.5045153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12018188.5578467" calcext:value-type="float">
            <text:p>12018188.5578467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12353747.0217846" calcext:value-type="float">
            <text:p>12353747.0217846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10768421.0113106" calcext:value-type="float">
            <text:p>10768421.0113106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12785280.6558702" calcext:value-type="float">
            <text:p>12785280.6558702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2284949.6072604" calcext:value-type="float">
            <text:p>12284949.6072604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11408897.2534444" calcext:value-type="float">
            <text:p>11408897.2534444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11344792.7735846" calcext:value-type="float">
            <text:p>11344792.7735846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12544214.2906254" calcext:value-type="float">
            <text:p>12544214.2906254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10622545.4294756" calcext:value-type="float">
            <text:p>10622545.4294756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11005508.0461138" calcext:value-type="float">
            <text:p>11005508.0461138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14122366.6522843" calcext:value-type="float">
            <text:p>14122366.6522843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12739531.2329094" calcext:value-type="float">
            <text:p>12739531.2329094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9906877.62402537" calcext:value-type="float">
            <text:p>9906877.62402537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8611542.23637998" calcext:value-type="float">
            <text:p>8611542.23637998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2306999.3662741" calcext:value-type="float">
            <text:p>12306999.3662741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8659082.08602484" calcext:value-type="float">
            <text:p>8659082.08602484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12339612.5819551" calcext:value-type="float">
            <text:p>12339612.5819551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11276076.9954237" calcext:value-type="float">
            <text:p>11276076.9954237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11400342.4690066" calcext:value-type="float">
            <text:p>11400342.4690066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12580060.90427" calcext:value-type="float">
            <text:p>12580060.90427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9169080.49260189" calcext:value-type="float">
            <text:p>9169080.49260189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9744222.26287321" calcext:value-type="float">
            <text:p>9744222.26287321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13253415.2913767" calcext:value-type="float">
            <text:p>13253415.2913767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7038717.82863884" calcext:value-type="float">
            <text:p>7038717.8286388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7914899.39216781" calcext:value-type="float">
            <text:p>7914899.39216781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10323381.0284591" calcext:value-type="float">
            <text:p>10323381.0284591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12975710.3083318" calcext:value-type="float">
            <text:p>12975710.3083318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9825915.78253877" calcext:value-type="float">
            <text:p>9825915.78253877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11922233.3357" calcext:value-type="float">
            <text:p>11922233.3357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11291979.5217687" calcext:value-type="float">
            <text:p>11291979.5217687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6742975.20637157" calcext:value-type="float">
            <text:p>6742975.20637157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17241008.2855393" calcext:value-type="float">
            <text:p>17241008.2855393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11548802.9666162" calcext:value-type="float">
            <text:p>11548802.9666162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10596426.6400832" calcext:value-type="float">
            <text:p>10596426.6400832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1613272.2630192" calcext:value-type="float">
            <text:p>11613272.2630192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14280355.6332624" calcext:value-type="float">
            <text:p>14280355.6332624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11656624.4147875" calcext:value-type="float">
            <text:p>11656624.4147875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11355655.4502321" calcext:value-type="float">
            <text:p>11355655.4502321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11877381.7012034" calcext:value-type="float">
            <text:p>11877381.7012034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13681181.971728" calcext:value-type="float">
            <text:p>13681181.971728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11849036.4300885" calcext:value-type="float">
            <text:p>11849036.4300885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13136500.4636872" calcext:value-type="float">
            <text:p>13136500.4636872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10962628.215575" calcext:value-type="float">
            <text:p>10962628.215575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11257858.480406" calcext:value-type="float">
            <text:p>11257858.480406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2037255.6256558" calcext:value-type="float">
            <text:p>12037255.6256558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9821955.2098871" calcext:value-type="float">
            <text:p>9821955.2098871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9999259.02738586" calcext:value-type="float">
            <text:p>9999259.02738586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15280132.2101081" calcext:value-type="float">
            <text:p>15280132.2101081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12058782.4032183" calcext:value-type="float">
            <text:p>12058782.4032183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12405226.5918333" calcext:value-type="float">
            <text:p>12405226.5918333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14494791.1965913" calcext:value-type="float">
            <text:p>14494791.1965913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12187884.3427646" calcext:value-type="float">
            <text:p>12187884.3427646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10899659.0832192" calcext:value-type="float">
            <text:p>10899659.0832192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2469489.6784077" calcext:value-type="float">
            <text:p>12469489.6784077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15425007.0995566" calcext:value-type="float">
            <text:p>15425007.0995566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11481183.4496905" calcext:value-type="float">
            <text:p>11481183.4496905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12315230.3861949" calcext:value-type="float">
            <text:p>12315230.3861949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12283626.6784241" calcext:value-type="float">
            <text:p>12283626.6784241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10802246.633066" calcext:value-type="float">
            <text:p>10802246.633066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6511701.22968635" calcext:value-type="float">
            <text:p>6511701.22968635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11342966.8311921" calcext:value-type="float">
            <text:p>11342966.8311921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12781205.2325635" calcext:value-type="float">
            <text:p>12781205.2325635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14404616.5385247" calcext:value-type="float">
            <text:p>14404616.5385247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13181883.7214028" calcext:value-type="float">
            <text:p>13181883.7214028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14841879.3684409" calcext:value-type="float">
            <text:p>14841879.3684409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11094251.4643511" calcext:value-type="float">
            <text:p>11094251.4643511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12938303.2346472" calcext:value-type="float">
            <text:p>12938303.2346472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10127328.9586755" calcext:value-type="float">
            <text:p>10127328.9586755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13420075.8647947" calcext:value-type="float">
            <text:p>13420075.8647947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15852392.1815488" calcext:value-type="float">
            <text:p>15852392.1815488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12853003.1944247" calcext:value-type="float">
            <text:p>12853003.1944247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13711888.7608833" calcext:value-type="float">
            <text:p>13711888.7608833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13554884.2019191" calcext:value-type="float">
            <text:p>13554884.2019191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19800896.5118207" calcext:value-type="float">
            <text:p>19800896.5118207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11924153.3913564" calcext:value-type="float">
            <text:p>11924153.3913564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13677055.2238826" calcext:value-type="float">
            <text:p>13677055.2238826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16306483.6116868" calcext:value-type="float">
            <text:p>16306483.6116868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10100361.1482291" calcext:value-type="float">
            <text:p>10100361.1482291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13643833.8557922" calcext:value-type="float">
            <text:p>13643833.8557922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21240876.4823401" calcext:value-type="float">
            <text:p>21240876.4823401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19756852.940338" calcext:value-type="float">
            <text:p>19756852.940338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19313761.0012236" calcext:value-type="float">
            <text:p>19313761.0012236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18243782.413939" calcext:value-type="float">
            <text:p>18243782.413939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6769727.9405186" calcext:value-type="float">
            <text:p>16769727.9405186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21719325.3510894" calcext:value-type="float">
            <text:p>21719325.3510894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31149188.802052" calcext:value-type="float">
            <text:p>31149188.802052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26801700.2086354" calcext:value-type="float">
            <text:p>26801700.2086354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20659623.9050814" calcext:value-type="float">
            <text:p>20659623.9050814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16918524.0842104" calcext:value-type="float">
            <text:p>16918524.0842104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14705257.7180062" calcext:value-type="float">
            <text:p>14705257.7180062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18311621.5887286" calcext:value-type="float">
            <text:p>18311621.5887286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16502640.7781735" calcext:value-type="float">
            <text:p>16502640.7781735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16418308.7292202" calcext:value-type="float">
            <text:p>16418308.7292202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18348257.0556656" calcext:value-type="float">
            <text:p>18348257.0556656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14322781.5746003" calcext:value-type="float">
            <text:p>14322781.5746003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13067119.701136" calcext:value-type="float">
            <text:p>13067119.701136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16675148.3020039" calcext:value-type="float">
            <text:p>16675148.3020039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19476979.3714684" calcext:value-type="float">
            <text:p>19476979.3714684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24458303.1656896" calcext:value-type="float">
            <text:p>24458303.1656896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23272617.9652119" calcext:value-type="float">
            <text:p>23272617.9652119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20230862.9162068" calcext:value-type="float">
            <text:p>20230862.9162068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19141780.9493983" calcext:value-type="float">
            <text:p>19141780.9493983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13333940.3020631" calcext:value-type="float">
            <text:p>13333940.3020631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8709922.5377656" calcext:value-type="float">
            <text:p>18709922.5377656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17045028.0753191" calcext:value-type="float">
            <text:p>17045028.0753191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19614546.4077479" calcext:value-type="float">
            <text:p>19614546.4077479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16909811.9430473" calcext:value-type="float">
            <text:p>16909811.9430473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11960739.999239" calcext:value-type="float">
            <text:p>11960739.999239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11642378.7337393" calcext:value-type="float">
            <text:p>11642378.7337393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14610257.1390269" calcext:value-type="float">
            <text:p>14610257.1390269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15109260.6988972" calcext:value-type="float">
            <text:p>15109260.6988972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15206832.6323846" calcext:value-type="float">
            <text:p>15206832.6323846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7975610.89990001" calcext:value-type="float">
            <text:p>7975610.89990001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7986487.76349336" calcext:value-type="float">
            <text:p>7986487.76349336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8196609.97211139" calcext:value-type="float">
            <text:p>8196609.97211139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10244085.182445" calcext:value-type="float">
            <text:p>10244085.182445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10942914.1433324" calcext:value-type="float">
            <text:p>10942914.1433324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9518020.21889818" calcext:value-type="float">
            <text:p>9518020.21889818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9786282.37291545" calcext:value-type="float">
            <text:p>9786282.37291545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10768758.3005467" calcext:value-type="float">
            <text:p>10768758.3005467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14639822.0656702" calcext:value-type="float">
            <text:p>14639822.0656702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17021768.3790014" calcext:value-type="float">
            <text:p>17021768.379001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2761579.4881282" calcext:value-type="float">
            <text:p>12761579.4881282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12351319.1309389" calcext:value-type="float">
            <text:p>12351319.1309389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17582709.7061305" calcext:value-type="float">
            <text:p>17582709.7061305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11366697.8958314" calcext:value-type="float">
            <text:p>11366697.8958314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13262911.3478604" calcext:value-type="float">
            <text:p>13262911.3478604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10311655.9594956" calcext:value-type="float">
            <text:p>10311655.9594956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12533078.0245351" calcext:value-type="float">
            <text:p>12533078.0245351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17312098.8516645" calcext:value-type="float">
            <text:p>17312098.8516645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21801878.8014064" calcext:value-type="float">
            <text:p>21801878.8014064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16123565.1778378" calcext:value-type="float">
            <text:p>16123565.1778378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12860207.2693128" calcext:value-type="float">
            <text:p>12860207.2693128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12654079.3964794" calcext:value-type="float">
            <text:p>12654079.3964794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12334993.6014481" calcext:value-type="float">
            <text:p>12334993.6014481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10215192.6906968" calcext:value-type="float">
            <text:p>10215192.6906968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12446136.026575" calcext:value-type="float">
            <text:p>12446136.026575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10367107.9418506" calcext:value-type="float">
            <text:p>10367107.9418506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12642119.5291591" calcext:value-type="float">
            <text:p>12642119.5291591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7374167.91985195" calcext:value-type="float">
            <text:p>7374167.91985195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8833497.99073117" calcext:value-type="float">
            <text:p>8833497.99073117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9166985.19313827" calcext:value-type="float">
            <text:p>9166985.19313827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8665561.37706152" calcext:value-type="float">
            <text:p>8665561.37706152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19845680.698349" calcext:value-type="float">
            <text:p>19845680.698349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19170057.9606191" calcext:value-type="float">
            <text:p>19170057.9606191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22596154.1623889" calcext:value-type="float">
            <text:p>22596154.1623889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19670702.8526108" calcext:value-type="float">
            <text:p>19670702.8526108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11780594.3097568" calcext:value-type="float">
            <text:p>11780594.3097568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15942434.1625253" calcext:value-type="float">
            <text:p>15942434.1625253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17688880.513053" calcext:value-type="float">
            <text:p>17688880.513053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21665134.0792806" calcext:value-type="float">
            <text:p>21665134.0792806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20405908.7012983" calcext:value-type="float">
            <text:p>20405908.7012983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13797273.999431" calcext:value-type="float">
            <text:p>13797273.999431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17974605.6426426" calcext:value-type="float">
            <text:p>17974605.6426426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17218450.6007547" calcext:value-type="float">
            <text:p>17218450.6007547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15606293.1206315" calcext:value-type="float">
            <text:p>15606293.1206315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20589646.4025673" calcext:value-type="float">
            <text:p>20589646.4025673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17543560.6156255" calcext:value-type="float">
            <text:p>17543560.6156255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21908209.2901641" calcext:value-type="float">
            <text:p>21908209.2901641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24130726.158197" calcext:value-type="float">
            <text:p>24130726.158197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19055666.6531112" calcext:value-type="float">
            <text:p>19055666.6531112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11748403.9465452" calcext:value-type="float">
            <text:p>11748403.9465452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14302969.5320933" calcext:value-type="float">
            <text:p>14302969.5320933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13058021.0252545" calcext:value-type="float">
            <text:p>13058021.0252545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11854277.4770236" calcext:value-type="float">
            <text:p>11854277.4770236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12686011.784087" calcext:value-type="float">
            <text:p>12686011.784087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10778342.2771082" calcext:value-type="float">
            <text:p>10778342.2771082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10199842.0363015" calcext:value-type="float">
            <text:p>10199842.0363015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12738028.4610475" calcext:value-type="float">
            <text:p>12738028.4610475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12699781.9208285" calcext:value-type="float">
            <text:p>12699781.9208285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12026353.6858857" calcext:value-type="float">
            <text:p>12026353.6858857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11747092.0959575" calcext:value-type="float">
            <text:p>11747092.0959575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2641626.18248" calcext:value-type="float">
            <text:p>12641626.18248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9327330.55618036" calcext:value-type="float">
            <text:p>9327330.55618036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16158541.2711715" calcext:value-type="float">
            <text:p>16158541.2711715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14876071.2078504" calcext:value-type="float">
            <text:p>14876071.2078504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15843698.6355754" calcext:value-type="float">
            <text:p>15843698.6355754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17698066.8663587" calcext:value-type="float">
            <text:p>17698066.8663587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15861958.6637534" calcext:value-type="float">
            <text:p>15861958.6637534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18611484.7442155" calcext:value-type="float">
            <text:p>18611484.7442155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15546842.0391914" calcext:value-type="float">
            <text:p>15546842.0391914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16252491.7754013" calcext:value-type="float">
            <text:p>16252491.7754013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5484976.2253563" calcext:value-type="float">
            <text:p>15484976.2253563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16812516.1281512" calcext:value-type="float">
            <text:p>16812516.1281512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17125815.8007715" calcext:value-type="float">
            <text:p>17125815.8007715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26473618.6551899" calcext:value-type="float">
            <text:p>26473618.6551899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34469897.0064832" calcext:value-type="float">
            <text:p>34469897.0064832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14317036.1086901" calcext:value-type="float">
            <text:p>14317036.1086901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21152234.4642616" calcext:value-type="float">
            <text:p>21152234.4642616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24306569.2317612" calcext:value-type="float">
            <text:p>24306569.2317612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30125121.9990167" calcext:value-type="float">
            <text:p>30125121.9990167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15469776.5592529" calcext:value-type="float">
            <text:p>15469776.5592529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17531397.6961876" calcext:value-type="float">
            <text:p>17531397.6961876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19019858.1328835" calcext:value-type="float">
            <text:p>19019858.1328835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18647501.6859635" calcext:value-type="float">
            <text:p>18647501.6859635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14988749.7236454" calcext:value-type="float">
            <text:p>14988749.7236454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16154885.5755644" calcext:value-type="float">
            <text:p>16154885.5755644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15055848.0310215" calcext:value-type="float">
            <text:p>15055848.0310215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16223540.7702202" calcext:value-type="float">
            <text:p>16223540.7702202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17351176.1357395" calcext:value-type="float">
            <text:p>17351176.1357395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14581851.6134641" calcext:value-type="float">
            <text:p>14581851.6134641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11055797.8770424" calcext:value-type="float">
            <text:p>11055797.8770424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10615096.2664413" calcext:value-type="float">
            <text:p>10615096.2664413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15070314.1535145" calcext:value-type="float">
            <text:p>15070314.1535145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15768483.3159451" calcext:value-type="float">
            <text:p>15768483.3159451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11461043.0880307" calcext:value-type="float">
            <text:p>11461043.0880307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11295452.6321197" calcext:value-type="float">
            <text:p>11295452.6321197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13541347.149987" calcext:value-type="float">
            <text:p>13541347.149987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11785746.5474774" calcext:value-type="float">
            <text:p>11785746.5474774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25543299.4263679" calcext:value-type="float">
            <text:p>25543299.4263679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21768233.2774526" calcext:value-type="float">
            <text:p>21768233.2774526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25392809.6595326" calcext:value-type="float">
            <text:p>25392809.6595326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29132253.7454773" calcext:value-type="float">
            <text:p>29132253.7454773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24997113.4006206" calcext:value-type="float">
            <text:p>24997113.4006206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31144370.0510968" calcext:value-type="float">
            <text:p>31144370.0510968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30961447.7717228" calcext:value-type="float">
            <text:p>30961447.7717228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27956990.4472933" calcext:value-type="float">
            <text:p>27956990.4472933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31875502.5662163" calcext:value-type="float">
            <text:p>31875502.5662163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21510675.8315409" calcext:value-type="float">
            <text:p>21510675.8315409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24537260.0092204" calcext:value-type="float">
            <text:p>24537260.0092204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24147345.9079379" calcext:value-type="float">
            <text:p>24147345.9079379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27265661.454495" calcext:value-type="float">
            <text:p>27265661.45449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4697971.1022267" calcext:value-type="float">
            <text:p>24697971.1022267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22771633.0565096" calcext:value-type="float">
            <text:p>22771633.0565096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20390328.5380094" calcext:value-type="float">
            <text:p>20390328.5380094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20987363.9524905" calcext:value-type="float">
            <text:p>20987363.9524905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20482684.5830092" calcext:value-type="float">
            <text:p>20482684.5830092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15648329.5202453" calcext:value-type="float">
            <text:p>15648329.5202453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15648377.389484" calcext:value-type="float">
            <text:p>15648377.389484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16585046.2974415" calcext:value-type="float">
            <text:p>16585046.2974415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18658374.7056725" calcext:value-type="float">
            <text:p>18658374.7056725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21306985.3166714" calcext:value-type="float">
            <text:p>21306985.3166714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17614973.6074236" calcext:value-type="float">
            <text:p>17614973.6074236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17624986.6209615" calcext:value-type="float">
            <text:p>17624986.6209615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16145938.6016206" calcext:value-type="float">
            <text:p>16145938.6016206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16095192.4880394" calcext:value-type="float">
            <text:p>16095192.4880394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16373160.1130765" calcext:value-type="float">
            <text:p>16373160.1130765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16181498.7345278" calcext:value-type="float">
            <text:p>16181498.7345278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18559122.1262017" calcext:value-type="float">
            <text:p>18559122.1262017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16706236.1398953" calcext:value-type="float">
            <text:p>16706236.1398953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15416838.8865271" calcext:value-type="float">
            <text:p>15416838.8865271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16581613.9407451" calcext:value-type="float">
            <text:p>16581613.9407451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17187533.4780537" calcext:value-type="float">
            <text:p>17187533.4780537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20977381.094722" calcext:value-type="float">
            <text:p>20977381.094722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17267903.3202387" calcext:value-type="float">
            <text:p>17267903.3202387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16216647.8301121" calcext:value-type="float">
            <text:p>16216647.8301121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17654964.4265537" calcext:value-type="float">
            <text:p>17654964.4265537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18319020.1614347" calcext:value-type="float">
            <text:p>18319020.1614347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16512786.7199746" calcext:value-type="float">
            <text:p>16512786.7199746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18529161.4187822" calcext:value-type="float">
            <text:p>18529161.4187822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19069757.3679673" calcext:value-type="float">
            <text:p>19069757.3679673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17295810.0007237" calcext:value-type="float">
            <text:p>17295810.0007237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16914782.7989924" calcext:value-type="float">
            <text:p>16914782.7989924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26385847.6919148" calcext:value-type="float">
            <text:p>26385847.6919148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29182038.9583598" calcext:value-type="float">
            <text:p>29182038.9583598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25833981.9115925" calcext:value-type="float">
            <text:p>25833981.9115925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21303703.2192047" calcext:value-type="float">
            <text:p>21303703.2192047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22622394.4621818" calcext:value-type="float">
            <text:p>22622394.4621818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23569531.5917957" calcext:value-type="float">
            <text:p>23569531.5917957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17425217.2437202" calcext:value-type="float">
            <text:p>17425217.2437202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22400241.7020942" calcext:value-type="float">
            <text:p>22400241.7020942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20009060.0420736" calcext:value-type="float">
            <text:p>20009060.0420736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27585622.0894865" calcext:value-type="float">
            <text:p>27585622.0894865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18618219.1950338" calcext:value-type="float">
            <text:p>18618219.1950338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20187644.4303157" calcext:value-type="float">
            <text:p>20187644.4303157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19554185.8072815" calcext:value-type="float">
            <text:p>19554185.8072815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19623387.08744" calcext:value-type="float">
            <text:p>19623387.08744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20418142.4851522" calcext:value-type="float">
            <text:p>20418142.4851522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18012825.9463832" calcext:value-type="float">
            <text:p>18012825.9463832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16771783.4841965" calcext:value-type="float">
            <text:p>16771783.4841965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19250644.3022192" calcext:value-type="float">
            <text:p>19250644.3022192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15172565.5683169" calcext:value-type="float">
            <text:p>15172565.5683169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22980761.3127186" calcext:value-type="float">
            <text:p>22980761.3127186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19724995.7690666" calcext:value-type="float">
            <text:p>19724995.7690666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21390241.7100678" calcext:value-type="float">
            <text:p>21390241.7100678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20948701.4279141" calcext:value-type="float">
            <text:p>20948701.4279141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12726062.3946028" calcext:value-type="float">
            <text:p>12726062.3946028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13593600.7145681" calcext:value-type="float">
            <text:p>13593600.7145681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14299421.2074503" calcext:value-type="float">
            <text:p>14299421.2074503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17435332.3882324" calcext:value-type="float">
            <text:p>17435332.3882324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15937230.4258853" calcext:value-type="float">
            <text:p>15937230.4258853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12806808.72842" calcext:value-type="float">
            <text:p>12806808.72842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11691455.2230047" calcext:value-type="float">
            <text:p>11691455.2230047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13612067.7392672" calcext:value-type="float">
            <text:p>13612067.7392672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22043267.3731824" calcext:value-type="float">
            <text:p>22043267.3731824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12784634.6058454" calcext:value-type="float">
            <text:p>12784634.6058454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16403176.5969939" calcext:value-type="float">
            <text:p>16403176.5969939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18905558.4226496" calcext:value-type="float">
            <text:p>18905558.4226496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16994167.4485267" calcext:value-type="float">
            <text:p>16994167.4485267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18438863.9880576" calcext:value-type="float">
            <text:p>18438863.9880576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17200124.1909492" calcext:value-type="float">
            <text:p>17200124.1909492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17486964.4801023" calcext:value-type="float">
            <text:p>17486964.4801023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15384211.5843085" calcext:value-type="float">
            <text:p>15384211.5843085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13815422.8542152" calcext:value-type="float">
            <text:p>13815422.8542152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16462839.2587818" calcext:value-type="float">
            <text:p>16462839.2587818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23564453.7622932" calcext:value-type="float">
            <text:p>23564453.7622932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24648198.1813317" calcext:value-type="float">
            <text:p>24648198.1813317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19215336.3032602" calcext:value-type="float">
            <text:p>19215336.3032602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22235516.7228395" calcext:value-type="float">
            <text:p>22235516.7228395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24958440.0483681" calcext:value-type="float">
            <text:p>24958440.0483681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14387124.7330013" calcext:value-type="float">
            <text:p>14387124.7330013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18493474.7483625" calcext:value-type="float">
            <text:p>18493474.7483625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13794006.1747151" calcext:value-type="float">
            <text:p>13794006.1747151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15121023.6396564" calcext:value-type="float">
            <text:p>15121023.6396564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19974746.345223" calcext:value-type="float">
            <text:p>19974746.345223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18660860.7063773" calcext:value-type="float">
            <text:p>18660860.7063773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20908002.2605663" calcext:value-type="float">
            <text:p>20908002.2605663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15944460.1995218" calcext:value-type="float">
            <text:p>15944460.1995218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12414825.1629994" calcext:value-type="float">
            <text:p>12414825.1629994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12388147.1815775" calcext:value-type="float">
            <text:p>12388147.1815775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10619897.0576828" calcext:value-type="float">
            <text:p>10619897.0576828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11769768.5872879" calcext:value-type="float">
            <text:p>11769768.5872879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13170932.8399354" calcext:value-type="float">
            <text:p>13170932.8399354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12877512.5855291" calcext:value-type="float">
            <text:p>12877512.5855291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11172986.6153765" calcext:value-type="float">
            <text:p>11172986.6153765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15484154.6974722" calcext:value-type="float">
            <text:p>15484154.6974722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12507590.0612511" calcext:value-type="float">
            <text:p>12507590.0612511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18370028.6244713" calcext:value-type="float">
            <text:p>18370028.6244713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13273772.0325212" calcext:value-type="float">
            <text:p>13273772.0325212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18479442.0699058" calcext:value-type="float">
            <text:p>18479442.0699058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12453846.3974028" calcext:value-type="float">
            <text:p>12453846.3974028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6752898.01692563" calcext:value-type="float">
            <text:p>6752898.0169256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7537233.23210482" calcext:value-type="float">
            <text:p>7537233.23210482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11836635.9463215" calcext:value-type="float">
            <text:p>11836635.9463215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12579052.3827626" calcext:value-type="float">
            <text:p>12579052.3827626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13185878.5199575" calcext:value-type="float">
            <text:p>13185878.5199575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13090564.1379569" calcext:value-type="float">
            <text:p>13090564.1379569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14557633.3317069" calcext:value-type="float">
            <text:p>14557633.3317069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12947234.5145206" calcext:value-type="float">
            <text:p>12947234.5145206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11589815.6271367" calcext:value-type="float">
            <text:p>11589815.6271367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14150329.6326781" calcext:value-type="float">
            <text:p>14150329.6326781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11447565.7096937" calcext:value-type="float">
            <text:p>11447565.7096937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16814346.9338254" calcext:value-type="float">
            <text:p>16814346.9338254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10857973.1754111" calcext:value-type="float">
            <text:p>10857973.1754111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13022591.261585" calcext:value-type="float">
            <text:p>13022591.261585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11480113.417956" calcext:value-type="float">
            <text:p>11480113.417956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13160283.9252066" calcext:value-type="float">
            <text:p>13160283.9252066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11908836.9465317" calcext:value-type="float">
            <text:p>11908836.9465317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12175644.4021431" calcext:value-type="float">
            <text:p>12175644.4021431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12234035.9249392" calcext:value-type="float">
            <text:p>12234035.9249392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12885417.7229442" calcext:value-type="float">
            <text:p>12885417.7229442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10826508.148812" calcext:value-type="float">
            <text:p>10826508.148812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11785012.120196" calcext:value-type="float">
            <text:p>11785012.120196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11401627.4692125" calcext:value-type="float">
            <text:p>11401627.4692125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10310213.9806288" calcext:value-type="float">
            <text:p>10310213.9806288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9924759.04133053" calcext:value-type="float">
            <text:p>9924759.04133053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14396352.4537194" calcext:value-type="float">
            <text:p>14396352.4537194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18173076.9381548" calcext:value-type="float">
            <text:p>18173076.9381548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12178704.9439083" calcext:value-type="float">
            <text:p>12178704.9439083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10731778.0887299" calcext:value-type="float">
            <text:p>10731778.0887299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16426636.9826958" calcext:value-type="float">
            <text:p>16426636.9826958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11215979.8977091" calcext:value-type="float">
            <text:p>11215979.8977091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2669309.7542635" calcext:value-type="float">
            <text:p>12669309.7542635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10142989.1825114" calcext:value-type="float">
            <text:p>10142989.1825114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12728836.3080939" calcext:value-type="float">
            <text:p>12728836.3080939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12755898.2133124" calcext:value-type="float">
            <text:p>12755898.2133124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11854165.6053118" calcext:value-type="float">
            <text:p>11854165.6053118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13236272.6311754" calcext:value-type="float">
            <text:p>13236272.6311754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10550163.4705016" calcext:value-type="float">
            <text:p>10550163.4705016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10297736.1967795" calcext:value-type="float">
            <text:p>10297736.1967795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11487318.4367322" calcext:value-type="float">
            <text:p>11487318.4367322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11306644.9335811" calcext:value-type="float">
            <text:p>11306644.9335811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12130396.4240302" calcext:value-type="float">
            <text:p>12130396.4240302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10243070.8687331" calcext:value-type="float">
            <text:p>10243070.8687331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10356167.9219994" calcext:value-type="float">
            <text:p>10356167.9219994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12955662.3859701" calcext:value-type="float">
            <text:p>12955662.3859701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12087292.7675871" calcext:value-type="float">
            <text:p>12087292.7675871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8676708.22787772" calcext:value-type="float">
            <text:p>8676708.22787772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12015396.3953034" calcext:value-type="float">
            <text:p>12015396.3953034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16919231.2778089" calcext:value-type="float">
            <text:p>16919231.2778089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12524888.3925369" calcext:value-type="float">
            <text:p>12524888.3925369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11112417.540403" calcext:value-type="float">
            <text:p>11112417.540403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14007868.4638602" calcext:value-type="float">
            <text:p>14007868.4638602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11621262.4951019" calcext:value-type="float">
            <text:p>11621262.4951019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16704656.1267651" calcext:value-type="float">
            <text:p>16704656.1267651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9478738.79394685" calcext:value-type="float">
            <text:p>9478738.79394685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11310955.9822437" calcext:value-type="float">
            <text:p>11310955.9822437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12355915.9312631" calcext:value-type="float">
            <text:p>12355915.9312631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11922624.1342178" calcext:value-type="float">
            <text:p>11922624.1342178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11969366.6138538" calcext:value-type="float">
            <text:p>11969366.6138538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11981628.2081811" calcext:value-type="float">
            <text:p>11981628.2081811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10484296.1239108" calcext:value-type="float">
            <text:p>10484296.1239108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13563663.6186204" calcext:value-type="float">
            <text:p>13563663.6186204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12352789.7294418" calcext:value-type="float">
            <text:p>12352789.7294418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12331836.1443718" calcext:value-type="float">
            <text:p>12331836.1443718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11593852.5572201" calcext:value-type="float">
            <text:p>11593852.5572201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14926751.9892267" calcext:value-type="float">
            <text:p>14926751.9892267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12692256.158051" calcext:value-type="float">
            <text:p>12692256.158051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10705860.3810544" calcext:value-type="float">
            <text:p>10705860.3810544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14484651.1829348" calcext:value-type="float">
            <text:p>14484651.1829348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8974766.71290503" calcext:value-type="float">
            <text:p>8974766.71290503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8487766.35415231" calcext:value-type="float">
            <text:p>8487766.35415231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17125986.5590539" calcext:value-type="float">
            <text:p>17125986.5590539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20124786.7153528" calcext:value-type="float">
            <text:p>20124786.7153528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13965513.8049952" calcext:value-type="float">
            <text:p>13965513.8049952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11067565.7529863" calcext:value-type="float">
            <text:p>11067565.7529863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8040452.21832535" calcext:value-type="float">
            <text:p>8040452.21832535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20541079.6913891" calcext:value-type="float">
            <text:p>20541079.6913891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10319701.3717833" calcext:value-type="float">
            <text:p>10319701.3717833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10417768.6105978" calcext:value-type="float">
            <text:p>10417768.6105978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14001676.6865314" calcext:value-type="float">
            <text:p>14001676.6865314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10439820.0958911" calcext:value-type="float">
            <text:p>10439820.0958911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13858069.7403183" calcext:value-type="float">
            <text:p>13858069.7403183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11185357.2996295" calcext:value-type="float">
            <text:p>11185357.2996295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11839673.0918534" calcext:value-type="float">
            <text:p>11839673.0918534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10549829.6259655" calcext:value-type="float">
            <text:p>10549829.6259655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12196847.2906238" calcext:value-type="float">
            <text:p>12196847.2906238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12503461.0880522" calcext:value-type="float">
            <text:p>12503461.0880522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12983095.3521504" calcext:value-type="float">
            <text:p>12983095.3521504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15064295.8728694" calcext:value-type="float">
            <text:p>15064295.8728694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15518881.0801836" calcext:value-type="float">
            <text:p>15518881.0801836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14183685.3763959" calcext:value-type="float">
            <text:p>14183685.3763959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13664932.2302805" calcext:value-type="float">
            <text:p>13664932.2302805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10504122.6181798" calcext:value-type="float">
            <text:p>10504122.6181798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16546398.162222" calcext:value-type="float">
            <text:p>16546398.162222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13712014.3360574" calcext:value-type="float">
            <text:p>13712014.3360574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13441033.9582069" calcext:value-type="float">
            <text:p>13441033.9582069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9456747.726181" calcext:value-type="float">
            <text:p>9456747.726181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20161357.1111677" calcext:value-type="float">
            <text:p>20161357.1111677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13148074.9591327" calcext:value-type="float">
            <text:p>13148074.9591327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10219122.5742225" calcext:value-type="float">
            <text:p>10219122.5742225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9447108.60087121" calcext:value-type="float">
            <text:p>9447108.6008712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1516746.6338456" calcext:value-type="float">
            <text:p>11516746.6338456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12431396.0632808" calcext:value-type="float">
            <text:p>12431396.0632808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13440155.3803617" calcext:value-type="float">
            <text:p>13440155.3803617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9517947.91891707" calcext:value-type="float">
            <text:p>9517947.91891707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16608546.4817436" calcext:value-type="float">
            <text:p>16608546.4817436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19220886.6828834" calcext:value-type="float">
            <text:p>19220886.6828834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21928528.9275132" calcext:value-type="float">
            <text:p>21928528.9275132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23373999.2409403" calcext:value-type="float">
            <text:p>23373999.2409403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21939972.0098694" calcext:value-type="float">
            <text:p>21939972.0098694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19174365.3135588" calcext:value-type="float">
            <text:p>19174365.3135588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19776511.6459786" calcext:value-type="float">
            <text:p>19776511.6459786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16454426.8096739" calcext:value-type="float">
            <text:p>16454426.8096739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17631718.3094112" calcext:value-type="float">
            <text:p>17631718.3094112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19310440.6895456" calcext:value-type="float">
            <text:p>19310440.6895456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21726526.6002955" calcext:value-type="float">
            <text:p>21726526.6002955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12946972.9404095" calcext:value-type="float">
            <text:p>12946972.9404095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16062645.9753792" calcext:value-type="float">
            <text:p>16062645.9753792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13838932.4042274" calcext:value-type="float">
            <text:p>13838932.4042274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13521015.9951759" calcext:value-type="float">
            <text:p>13521015.9951759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18393879.8118916" calcext:value-type="float">
            <text:p>18393879.8118916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18617115.804109" calcext:value-type="float">
            <text:p>18617115.804109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16846534.2750051" calcext:value-type="float">
            <text:p>16846534.2750051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19325369.2674557" calcext:value-type="float">
            <text:p>19325369.2674557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11572673.1641576" calcext:value-type="float">
            <text:p>11572673.1641576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12618003.1591679" calcext:value-type="float">
            <text:p>12618003.1591679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13564063.5028948" calcext:value-type="float">
            <text:p>13564063.5028948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12019368.8495425" calcext:value-type="float">
            <text:p>12019368.8495425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11203168.1726728" calcext:value-type="float">
            <text:p>11203168.1726728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12036741.565863" calcext:value-type="float">
            <text:p>12036741.565863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12472642.8887376" calcext:value-type="float">
            <text:p>12472642.8887376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12415655.1489149" calcext:value-type="float">
            <text:p>12415655.1489149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20895949.4783409" calcext:value-type="float">
            <text:p>20895949.4783409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19435585.3251961" calcext:value-type="float">
            <text:p>19435585.3251961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17571314.4028252" calcext:value-type="float">
            <text:p>17571314.4028252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19426083.7899226" calcext:value-type="float">
            <text:p>19426083.7899226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23397769.3157479" calcext:value-type="float">
            <text:p>23397769.3157479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20508584.7634825" calcext:value-type="float">
            <text:p>20508584.7634825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19309403.48234" calcext:value-type="float">
            <text:p>19309403.48234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16503520.5315714" calcext:value-type="float">
            <text:p>16503520.5315714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17056642.6119225" calcext:value-type="float">
            <text:p>17056642.6119225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16253984.9217118" calcext:value-type="float">
            <text:p>16253984.9217118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17314967.0725069" calcext:value-type="float">
            <text:p>17314967.0725069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14252128.7987247" calcext:value-type="float">
            <text:p>14252128.7987247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11611429.2050495" calcext:value-type="float">
            <text:p>11611429.2050495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11081002.285395" calcext:value-type="float">
            <text:p>11081002.285395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13085073.5084127" calcext:value-type="float">
            <text:p>13085073.5084127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13066799.6523586" calcext:value-type="float">
            <text:p>13066799.6523586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14867530.6266291" calcext:value-type="float">
            <text:p>14867530.6266291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14198950.9902856" calcext:value-type="float">
            <text:p>14198950.9902856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14721907.9256168" calcext:value-type="float">
            <text:p>14721907.9256168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61360841.6956707" calcext:value-type="float">
            <text:p>61360841.6956707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13363234.1962733" calcext:value-type="float">
            <text:p>13363234.1962733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12366519.1968572" calcext:value-type="float">
            <text:p>12366519.1968572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7321428.62141187" calcext:value-type="float">
            <text:p>7321428.62141187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9771352.76264835" calcext:value-type="float">
            <text:p>9771352.76264835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12459678.6679615" calcext:value-type="float">
            <text:p>12459678.6679615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9656908.74963051" calcext:value-type="float">
            <text:p>9656908.74963051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10782106.4996006" calcext:value-type="float">
            <text:p>10782106.4996006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13986708.8990097" calcext:value-type="float">
            <text:p>13986708.8990097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10508673.032454" calcext:value-type="float">
            <text:p>10508673.032454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3425600.9107458" calcext:value-type="float">
            <text:p>13425600.9107458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13795931.2404468" calcext:value-type="float">
            <text:p>13795931.2404468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12181277.9068933" calcext:value-type="float">
            <text:p>12181277.9068933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13220151.9052664" calcext:value-type="float">
            <text:p>13220151.9052664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17155141.6570855" calcext:value-type="float">
            <text:p>17155141.6570855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12827097.2499408" calcext:value-type="float">
            <text:p>12827097.2499408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11784896.0904622" calcext:value-type="float">
            <text:p>11784896.0904622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10768602.2346179" calcext:value-type="float">
            <text:p>10768602.2346179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16534640.5435752" calcext:value-type="float">
            <text:p>16534640.5435752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17075781.4155803" calcext:value-type="float">
            <text:p>17075781.4155803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12845473.0456477" calcext:value-type="float">
            <text:p>12845473.0456477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14664273.2684549" calcext:value-type="float">
            <text:p>14664273.2684549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15244111.9713401" calcext:value-type="float">
            <text:p>15244111.9713401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17962306.2779018" calcext:value-type="float">
            <text:p>17962306.2779018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0290346.5016983" calcext:value-type="float">
            <text:p>20290346.5016983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12592387.5145132" calcext:value-type="float">
            <text:p>12592387.5145132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11246251.6069629" calcext:value-type="float">
            <text:p>11246251.6069629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9872397.63394995" calcext:value-type="float">
            <text:p>9872397.63394995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6829548.79957879" calcext:value-type="float">
            <text:p>6829548.79957879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9675850.89894187" calcext:value-type="float">
            <text:p>9675850.89894187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11954345.7995298" calcext:value-type="float">
            <text:p>11954345.7995298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11950375.6658999" calcext:value-type="float">
            <text:p>11950375.6658999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20595417.3331017" calcext:value-type="float">
            <text:p>20595417.3331017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15956628.6595851" calcext:value-type="float">
            <text:p>15956628.6595851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16505234.8390153" calcext:value-type="float">
            <text:p>16505234.8390153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18507483.1150872" calcext:value-type="float">
            <text:p>18507483.1150872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18268682.3671145" calcext:value-type="float">
            <text:p>18268682.3671145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13672167.0724241" calcext:value-type="float">
            <text:p>13672167.0724241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14325883.16474" calcext:value-type="float">
            <text:p>14325883.16474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18436726.3269162" calcext:value-type="float">
            <text:p>18436726.3269162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19728041.3719647" calcext:value-type="float">
            <text:p>19728041.3719647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18386703.4985675" calcext:value-type="float">
            <text:p>18386703.4985675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19755403.1832858" calcext:value-type="float">
            <text:p>19755403.1832858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17046000.7757241" calcext:value-type="float">
            <text:p>17046000.7757241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17661545.0576356" calcext:value-type="float">
            <text:p>17661545.0576356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23807234.2294829" calcext:value-type="float">
            <text:p>23807234.2294829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16438061.6993363" calcext:value-type="float">
            <text:p>16438061.6993363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22940232.2456839" calcext:value-type="float">
            <text:p>22940232.2456839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27053452.1429678" calcext:value-type="float">
            <text:p>27053452.142967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2051555.3411944" calcext:value-type="float">
            <text:p>12051555.3411944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13555043.0518375" calcext:value-type="float">
            <text:p>13555043.0518375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8834046.20472447" calcext:value-type="float">
            <text:p>8834046.20472447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9415694.00534234" calcext:value-type="float">
            <text:p>9415694.00534234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8912987.42613156" calcext:value-type="float">
            <text:p>8912987.42613156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8703402.56285351" calcext:value-type="float">
            <text:p>8703402.56285351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12730084.3778801" calcext:value-type="float">
            <text:p>12730084.3778801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19110716.5067361" calcext:value-type="float">
            <text:p>19110716.5067361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18076981.4508661" calcext:value-type="float">
            <text:p>18076981.4508661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16025651.7649362" calcext:value-type="float">
            <text:p>16025651.7649362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10326466.7602032" calcext:value-type="float">
            <text:p>10326466.7602032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10741662.8128055" calcext:value-type="float">
            <text:p>10741662.8128055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14436404.1636432" calcext:value-type="float">
            <text:p>14436404.1636432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12853580.6561694" calcext:value-type="float">
            <text:p>12853580.6561694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11771906.2679568" calcext:value-type="float">
            <text:p>11771906.2679568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13954203.2254692" calcext:value-type="float">
            <text:p>13954203.2254692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14660831.0802662" calcext:value-type="float">
            <text:p>14660831.0802662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14963620.5334019" calcext:value-type="float">
            <text:p>14963620.5334019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16310558.5714722" calcext:value-type="float">
            <text:p>16310558.5714722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18402065.8674046" calcext:value-type="float">
            <text:p>18402065.8674046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17017527.7909722" calcext:value-type="float">
            <text:p>17017527.7909722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16029897.1576657" calcext:value-type="float">
            <text:p>16029897.1576657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16715139.651417" calcext:value-type="float">
            <text:p>16715139.651417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20448182.9681332" calcext:value-type="float">
            <text:p>20448182.9681332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24578110.4340805" calcext:value-type="float">
            <text:p>24578110.4340805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21620488.570673" calcext:value-type="float">
            <text:p>21620488.570673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16390714.9691427" calcext:value-type="float">
            <text:p>16390714.9691427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15428584.3472438" calcext:value-type="float">
            <text:p>15428584.3472438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30387771.5847461" calcext:value-type="float">
            <text:p>30387771.5847461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33531013.8299066" calcext:value-type="float">
            <text:p>33531013.8299066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26613805.2087511" calcext:value-type="float">
            <text:p>26613805.2087511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32251813.8250115" calcext:value-type="float">
            <text:p>32251813.8250115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28682887.9028082" calcext:value-type="float">
            <text:p>28682887.9028082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22083160.071135" calcext:value-type="float">
            <text:p>22083160.071135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29281588.079323" calcext:value-type="float">
            <text:p>29281588.079323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14773326.7431971" calcext:value-type="float">
            <text:p>14773326.7431971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17626894.1230142" calcext:value-type="float">
            <text:p>17626894.1230142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15500866.3525746" calcext:value-type="float">
            <text:p>15500866.3525746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20996424.4683207" calcext:value-type="float">
            <text:p>20996424.4683207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16762295.3952566" calcext:value-type="float">
            <text:p>16762295.3952566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14379713.1960283" calcext:value-type="float">
            <text:p>14379713.1960283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10172591.7535164" calcext:value-type="float">
            <text:p>10172591.7535164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15669953.6157575" calcext:value-type="float">
            <text:p>15669953.6157575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11621229.0521117" calcext:value-type="float">
            <text:p>11621229.0521117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12574934.7818636" calcext:value-type="float">
            <text:p>12574934.7818636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11612814.5796553" calcext:value-type="float">
            <text:p>11612814.5796553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10392370.9756417" calcext:value-type="float">
            <text:p>10392370.9756417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11158476.960989" calcext:value-type="float">
            <text:p>11158476.960989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13681910.1394666" calcext:value-type="float">
            <text:p>13681910.1394666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14359565.6494026" calcext:value-type="float">
            <text:p>14359565.6494026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14090118.7799185" calcext:value-type="float">
            <text:p>14090118.7799185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13462256.5874131" calcext:value-type="float">
            <text:p>13462256.5874131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28993304.4577229" calcext:value-type="float">
            <text:p>28993304.4577229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21166326.0002608" calcext:value-type="float">
            <text:p>21166326.0002608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19972131.8452445" calcext:value-type="float">
            <text:p>19972131.8452445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27409241.7596269" calcext:value-type="float">
            <text:p>27409241.7596269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25077901.3216235" calcext:value-type="float">
            <text:p>25077901.3216235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24393714.6836878" calcext:value-type="float">
            <text:p>24393714.6836878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21900897.3701372" calcext:value-type="float">
            <text:p>21900897.3701372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24056756.2628286" calcext:value-type="float">
            <text:p>24056756.2628286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25697203.4864724" calcext:value-type="float">
            <text:p>25697203.4864724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25156404.2522249" calcext:value-type="float">
            <text:p>25156404.2522249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25235795.601405" calcext:value-type="float">
            <text:p>25235795.601405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23732349.7590525" calcext:value-type="float">
            <text:p>23732349.7590525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21177510.0892277" calcext:value-type="float">
            <text:p>21177510.0892277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24615731.8126115" calcext:value-type="float">
            <text:p>24615731.8126115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21753744.2373866" calcext:value-type="float">
            <text:p>21753744.2373866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16132036.3201093" calcext:value-type="float">
            <text:p>16132036.3201093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16753849.8692647" calcext:value-type="float">
            <text:p>16753849.8692647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15812571.3301004" calcext:value-type="float">
            <text:p>15812571.3301004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23494679.6861554" calcext:value-type="float">
            <text:p>23494679.6861554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16873966.6154374" calcext:value-type="float">
            <text:p>16873966.6154374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17461961.6643448" calcext:value-type="float">
            <text:p>17461961.6643448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17577302.4950866" calcext:value-type="float">
            <text:p>17577302.4950866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18265876.605078" calcext:value-type="float">
            <text:p>18265876.605078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15229948.980786" calcext:value-type="float">
            <text:p>15229948.980786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17617088.0898159" calcext:value-type="float">
            <text:p>17617088.0898159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17335250.6233196" calcext:value-type="float">
            <text:p>17335250.6233196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21810584.8672339" calcext:value-type="float">
            <text:p>21810584.8672339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22474871.9105347" calcext:value-type="float">
            <text:p>22474871.9105347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23197690.350424" calcext:value-type="float">
            <text:p>23197690.350424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28900169.3267501" calcext:value-type="float">
            <text:p>28900169.3267501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25249741.4959306" calcext:value-type="float">
            <text:p>25249741.4959306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37022541.5553755" calcext:value-type="float">
            <text:p>37022541.5553755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24856370.6111165" calcext:value-type="float">
            <text:p>24856370.6111165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26168356.1126463" calcext:value-type="float">
            <text:p>26168356.1126463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20778967.9234089" calcext:value-type="float">
            <text:p>20778967.9234089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23270612.9866159" calcext:value-type="float">
            <text:p>23270612.9866159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19103623.9986662" calcext:value-type="float">
            <text:p>19103623.9986662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17516807.0093884" calcext:value-type="float">
            <text:p>17516807.0093884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30113673.8594021" calcext:value-type="float">
            <text:p>30113673.8594021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15964535.5460667" calcext:value-type="float">
            <text:p>15964535.5460667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12628710.729837" calcext:value-type="float">
            <text:p>12628710.729837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17210110.6196007" calcext:value-type="float">
            <text:p>17210110.6196007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12877281.0053511" calcext:value-type="float">
            <text:p>12877281.0053511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17490289.0516602" calcext:value-type="float">
            <text:p>17490289.0516602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16845887.1629162" calcext:value-type="float">
            <text:p>16845887.1629162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16142080.940051" calcext:value-type="float">
            <text:p>16142080.940051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17864709.7269096" calcext:value-type="float">
            <text:p>17864709.7269096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14851683.9629857" calcext:value-type="float">
            <text:p>14851683.962985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3558299.1308265" calcext:value-type="float">
            <text:p>13558299.1308265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14163365.6899455" calcext:value-type="float">
            <text:p>14163365.6899455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11637702.9381539" calcext:value-type="float">
            <text:p>11637702.9381539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13647317.5571523" calcext:value-type="float">
            <text:p>13647317.5571523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13404507.9492513" calcext:value-type="float">
            <text:p>13404507.9492513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10660089.0928327" calcext:value-type="float">
            <text:p>10660089.0928327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11023435.4194339" calcext:value-type="float">
            <text:p>11023435.4194339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12583512.4435509" calcext:value-type="float">
            <text:p>12583512.4435509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11278063.0970785" calcext:value-type="float">
            <text:p>11278063.0970785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10303390.5899936" calcext:value-type="float">
            <text:p>10303390.5899936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11755370.8346628" calcext:value-type="float">
            <text:p>11755370.8346628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19237547.7614039" calcext:value-type="float">
            <text:p>19237547.7614039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28668888.1272095" calcext:value-type="float">
            <text:p>28668888.1272095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15139604.5438843" calcext:value-type="float">
            <text:p>15139604.5438843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14170637.5891093" calcext:value-type="float">
            <text:p>14170637.5891093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13729780.2560444" calcext:value-type="float">
            <text:p>13729780.2560444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13760166.3835737" calcext:value-type="float">
            <text:p>13760166.3835737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16306933.1363443" calcext:value-type="float">
            <text:p>16306933.1363443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19218496.2092106" calcext:value-type="float">
            <text:p>19218496.2092106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12952650.5088572" calcext:value-type="float">
            <text:p>12952650.5088572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17937623.088029" calcext:value-type="float">
            <text:p>17937623.088029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12552328.9658192" calcext:value-type="float">
            <text:p>12552328.9658192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14987210.1966088" calcext:value-type="float">
            <text:p>14987210.1966088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15144316.5267318" calcext:value-type="float">
            <text:p>15144316.5267318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11521386.9790509" calcext:value-type="float">
            <text:p>11521386.9790509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11852017.2891979" calcext:value-type="float">
            <text:p>11852017.2891979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12530537.2588833" calcext:value-type="float">
            <text:p>12530537.2588833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16269407.0644925" calcext:value-type="float">
            <text:p>16269407.0644925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15827159.7018957" calcext:value-type="float">
            <text:p>15827159.7018957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13581321.9078894" calcext:value-type="float">
            <text:p>13581321.9078894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12953601.0341396" calcext:value-type="float">
            <text:p>12953601.0341396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12701932.989333" calcext:value-type="float">
            <text:p>12701932.989333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11616530.2963077" calcext:value-type="float">
            <text:p>11616530.2963077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15390523.8623734" calcext:value-type="float">
            <text:p>15390523.8623734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14108589.8880754" calcext:value-type="float">
            <text:p>14108589.8880754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11522623.4696645" calcext:value-type="float">
            <text:p>11522623.4696645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12733198.4190523" calcext:value-type="float">
            <text:p>12733198.4190523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11031075.8228935" calcext:value-type="float">
            <text:p>11031075.8228935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12351763.0763395" calcext:value-type="float">
            <text:p>12351763.0763395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14607278.7320877" calcext:value-type="float">
            <text:p>14607278.7320877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13304042.0025934" calcext:value-type="float">
            <text:p>13304042.0025934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11740611.3576881" calcext:value-type="float">
            <text:p>11740611.3576881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14305876.693786" calcext:value-type="float">
            <text:p>14305876.693786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13171102.9591668" calcext:value-type="float">
            <text:p>13171102.9591668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14720495.9818582" calcext:value-type="float">
            <text:p>14720495.9818582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14063989.2688503" calcext:value-type="float">
            <text:p>14063989.2688503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11702166.4417349" calcext:value-type="float">
            <text:p>11702166.4417349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13400666.3568745" calcext:value-type="float">
            <text:p>13400666.3568745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11649567.8011787" calcext:value-type="float">
            <text:p>11649567.8011787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12049196.2831359" calcext:value-type="float">
            <text:p>12049196.2831359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11792420.4238983" calcext:value-type="float">
            <text:p>11792420.4238983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12029369.5509569" calcext:value-type="float">
            <text:p>12029369.5509569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19414479.1854345" calcext:value-type="float">
            <text:p>19414479.1854345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13297196.2434535" calcext:value-type="float">
            <text:p>13297196.2434535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19463431.2047691" calcext:value-type="float">
            <text:p>19463431.2047691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12488646.4848452" calcext:value-type="float">
            <text:p>12488646.4848452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9449470.19440563" calcext:value-type="float">
            <text:p>9449470.19440563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7918174.95612287" calcext:value-type="float">
            <text:p>7918174.95612287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8980360.55970863" calcext:value-type="float">
            <text:p>8980360.55970863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14355020.8834302" calcext:value-type="float">
            <text:p>14355020.8834302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10722974.4978108" calcext:value-type="float">
            <text:p>10722974.4978108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12395787.0778055" calcext:value-type="float">
            <text:p>12395787.0778055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12218531.4622526" calcext:value-type="float">
            <text:p>12218531.4622526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19015477.1114888" calcext:value-type="float">
            <text:p>19015477.1114888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15164576.6603784" calcext:value-type="float">
            <text:p>15164576.6603784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25140936.4362669" calcext:value-type="float">
            <text:p>25140936.4362669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11130281.6931049" calcext:value-type="float">
            <text:p>11130281.6931049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7911166.71479324" calcext:value-type="float">
            <text:p>7911166.71479324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10456998.4790635" calcext:value-type="float">
            <text:p>10456998.4790635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11101862.3376716" calcext:value-type="float">
            <text:p>11101862.3376716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14695813.8006881" calcext:value-type="float">
            <text:p>14695813.8006881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10689813.4507107" calcext:value-type="float">
            <text:p>10689813.4507107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9767706.47798282" calcext:value-type="float">
            <text:p>9767706.47798282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13861689.3249844" calcext:value-type="float">
            <text:p>13861689.3249844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12757896.3806377" calcext:value-type="float">
            <text:p>12757896.3806377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11230569.3360151" calcext:value-type="float">
            <text:p>11230569.3360151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12957820.8206396" calcext:value-type="float">
            <text:p>12957820.8206396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14007963.319968" calcext:value-type="float">
            <text:p>14007963.319968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12823986.7883283" calcext:value-type="float">
            <text:p>12823986.7883283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9782331.69604471" calcext:value-type="float">
            <text:p>9782331.69604471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10358478.0048412" calcext:value-type="float">
            <text:p>10358478.0048412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10126633.9229872" calcext:value-type="float">
            <text:p>10126633.9229872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9345446.6137462" calcext:value-type="float">
            <text:p>9345446.6137462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8878762.18728747" calcext:value-type="float">
            <text:p>8878762.18728747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11464245.0979845" calcext:value-type="float">
            <text:p>11464245.0979845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12562989.7651446" calcext:value-type="float">
            <text:p>12562989.7651446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7535440.56136532" calcext:value-type="float">
            <text:p>7535440.56136532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11734283.0441504" calcext:value-type="float">
            <text:p>11734283.0441504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7471224.06365633" calcext:value-type="float">
            <text:p>7471224.06365633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15597288.6985983" calcext:value-type="float">
            <text:p>15597288.6985983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9503219.34948634" calcext:value-type="float">
            <text:p>9503219.34948634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11099315.2818509" calcext:value-type="float">
            <text:p>11099315.2818509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6845862.72538784" calcext:value-type="float">
            <text:p>6845862.72538784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14055233.3525186" calcext:value-type="float">
            <text:p>14055233.3525186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8859875.55741015" calcext:value-type="float">
            <text:p>8859875.55741015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11336991.4376102" calcext:value-type="float">
            <text:p>11336991.4376102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9300670.53779334" calcext:value-type="float">
            <text:p>9300670.53779334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17827483.4743634" calcext:value-type="float">
            <text:p>17827483.4743634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11203410.8181275" calcext:value-type="float">
            <text:p>11203410.8181275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11094967.3991543" calcext:value-type="float">
            <text:p>11094967.3991543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7798647.7652844" calcext:value-type="float">
            <text:p>7798647.7652844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11077418.5924086" calcext:value-type="float">
            <text:p>11077418.5924086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12094939.9311979" calcext:value-type="float">
            <text:p>12094939.9311979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14125216.241259" calcext:value-type="float">
            <text:p>14125216.241259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12842183.2804008" calcext:value-type="float">
            <text:p>12842183.2804008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10809308.9742884" calcext:value-type="float">
            <text:p>10809308.9742884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8519136.21916563" calcext:value-type="float">
            <text:p>8519136.21916563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15150217.94259" calcext:value-type="float">
            <text:p>15150217.94259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13275951.1688883" calcext:value-type="float">
            <text:p>13275951.1688883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11820863.4448338" calcext:value-type="float">
            <text:p>11820863.4448338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12155628.457944" calcext:value-type="float">
            <text:p>12155628.457944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14521131.7015516" calcext:value-type="float">
            <text:p>14521131.7015516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15490949.6361868" calcext:value-type="float">
            <text:p>15490949.6361868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13847356.7048866" calcext:value-type="float">
            <text:p>13847356.7048866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13593770.1757448" calcext:value-type="float">
            <text:p>13593770.1757448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9866022.0731026" calcext:value-type="float">
            <text:p>9866022.0731026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19798551.9100093" calcext:value-type="float">
            <text:p>19798551.9100093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14104711.3727592" calcext:value-type="float">
            <text:p>14104711.3727592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12334583.3310355" calcext:value-type="float">
            <text:p>12334583.3310355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15566226.6740411" calcext:value-type="float">
            <text:p>15566226.6740411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11697500.5038754" calcext:value-type="float">
            <text:p>11697500.5038754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11149089.4782014" calcext:value-type="float">
            <text:p>11149089.4782014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17775298.7017833" calcext:value-type="float">
            <text:p>17775298.7017833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25047603.7707174" calcext:value-type="float">
            <text:p>25047603.7707174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14368975.6259896" calcext:value-type="float">
            <text:p>14368975.6259896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14637650.7140352" calcext:value-type="float">
            <text:p>14637650.7140352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12467471.8783977" calcext:value-type="float">
            <text:p>12467471.8783977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12274419.085949" calcext:value-type="float">
            <text:p>12274419.085949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18699966.4209179" calcext:value-type="float">
            <text:p>18699966.4209179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20580121.9703966" calcext:value-type="float">
            <text:p>20580121.9703966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19230847.8249487" calcext:value-type="float">
            <text:p>19230847.8249487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16395409.315044" calcext:value-type="float">
            <text:p>16395409.315044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19420778.7725057" calcext:value-type="float">
            <text:p>19420778.7725057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21620588.2932003" calcext:value-type="float">
            <text:p>21620588.2932003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17966360.6345534" calcext:value-type="float">
            <text:p>17966360.6345534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18792345.3730643" calcext:value-type="float">
            <text:p>18792345.3730643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16769712.4640023" calcext:value-type="float">
            <text:p>16769712.4640023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15435473.8839546" calcext:value-type="float">
            <text:p>15435473.8839546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13599103.0425521" calcext:value-type="float">
            <text:p>13599103.0425521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15983526.7664007" calcext:value-type="float">
            <text:p>15983526.7664007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17346810.6117132" calcext:value-type="float">
            <text:p>17346810.6117132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17090168.9823773" calcext:value-type="float">
            <text:p>17090168.9823773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19221731.1411062" calcext:value-type="float">
            <text:p>19221731.1411062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13387739.7634391" calcext:value-type="float">
            <text:p>13387739.7634391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15550831.5788792" calcext:value-type="float">
            <text:p>15550831.5788792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12025292.3919531" calcext:value-type="float">
            <text:p>12025292.3919531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17352265.3830733" calcext:value-type="float">
            <text:p>17352265.3830733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17616797.6572445" calcext:value-type="float">
            <text:p>17616797.6572445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19068205.2756574" calcext:value-type="float">
            <text:p>19068205.2756574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17695202.9272007" calcext:value-type="float">
            <text:p>17695202.9272007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23695425.1152473" calcext:value-type="float">
            <text:p>23695425.1152473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19439736.5362942" calcext:value-type="float">
            <text:p>19439736.5362942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19952871.9632426" calcext:value-type="float">
            <text:p>19952871.9632426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19877641.4102879" calcext:value-type="float">
            <text:p>19877641.4102879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13463426.5605496" calcext:value-type="float">
            <text:p>13463426.5605496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17956053.8669674" calcext:value-type="float">
            <text:p>17956053.8669674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17224238.6873355" calcext:value-type="float">
            <text:p>17224238.6873355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16784555.1426948" calcext:value-type="float">
            <text:p>16784555.1426948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17879399.6285241" calcext:value-type="float">
            <text:p>17879399.6285241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11296380.8320873" calcext:value-type="float">
            <text:p>11296380.8320873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11645497.8653199" calcext:value-type="float">
            <text:p>11645497.8653199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11971501.4741779" calcext:value-type="float">
            <text:p>11971501.4741779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18130701.1339417" calcext:value-type="float">
            <text:p>18130701.1339417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12496669.2173447" calcext:value-type="float">
            <text:p>12496669.2173447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20247684.3039495" calcext:value-type="float">
            <text:p>20247684.3039495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13373601.0107241" calcext:value-type="float">
            <text:p>13373601.0107241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16116324.1738364" calcext:value-type="float">
            <text:p>16116324.1738364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9725835.61349049" calcext:value-type="float">
            <text:p>9725835.61349049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10901554.4186176" calcext:value-type="float">
            <text:p>10901554.4186176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10313500.068814" calcext:value-type="float">
            <text:p>10313500.068814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11707806.6589552" calcext:value-type="float">
            <text:p>11707806.6589552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9015387.88543692" calcext:value-type="float">
            <text:p>9015387.88543692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6092434.34364587" calcext:value-type="float">
            <text:p>6092434.34364587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9874786.9212919" calcext:value-type="float">
            <text:p>9874786.9212919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11684810.8021356" calcext:value-type="float">
            <text:p>11684810.8021356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11422215.3742773" calcext:value-type="float">
            <text:p>11422215.3742773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16314143.9177536" calcext:value-type="float">
            <text:p>16314143.9177536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12277729.4603717" calcext:value-type="float">
            <text:p>12277729.4603717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14382714.4685139" calcext:value-type="float">
            <text:p>14382714.4685139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11796363.4651931" calcext:value-type="float">
            <text:p>11796363.4651931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9788938.5432333" calcext:value-type="float">
            <text:p>9788938.5432333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12433986.6757627" calcext:value-type="float">
            <text:p>12433986.6757627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12612943.1959453" calcext:value-type="float">
            <text:p>12612943.1959453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15417550.4935488" calcext:value-type="float">
            <text:p>15417550.4935488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17600309.6785467" calcext:value-type="float">
            <text:p>17600309.6785467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14401617.058114" calcext:value-type="float">
            <text:p>14401617.058114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18608978.3065614" calcext:value-type="float">
            <text:p>18608978.3065614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11015083.9479762" calcext:value-type="float">
            <text:p>11015083.9479762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12657424.8307958" calcext:value-type="float">
            <text:p>12657424.8307958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7217841.60715712" calcext:value-type="float">
            <text:p>7217841.60715712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8582012.30703195" calcext:value-type="float">
            <text:p>8582012.30703195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12587562.8836915" calcext:value-type="float">
            <text:p>12587562.8836915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7330922.26468405" calcext:value-type="float">
            <text:p>7330922.26468405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9305375.30083202" calcext:value-type="float">
            <text:p>9305375.30083202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7045573.52244758" calcext:value-type="float">
            <text:p>7045573.52244758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22174075.1648218" calcext:value-type="float">
            <text:p>22174075.1648218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20518757.6060372" calcext:value-type="float">
            <text:p>20518757.6060372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17034314.1796327" calcext:value-type="float">
            <text:p>17034314.1796327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14335954.5848243" calcext:value-type="float">
            <text:p>14335954.5848243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18660124.9620063" calcext:value-type="float">
            <text:p>18660124.962006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4674352.3431656" calcext:value-type="float">
            <text:p>14674352.3431656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17709435.4530809" calcext:value-type="float">
            <text:p>17709435.4530809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16189063.1830405" calcext:value-type="float">
            <text:p>16189063.1830405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25527257.4612654" calcext:value-type="float">
            <text:p>25527257.4612654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26145059.7231055" calcext:value-type="float">
            <text:p>26145059.7231055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7791393.6720106" calcext:value-type="float">
            <text:p>7791393.6720106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19001542.6097094" calcext:value-type="float">
            <text:p>19001542.6097094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11346602.9252056" calcext:value-type="float">
            <text:p>11346602.9252056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12464816.2391444" calcext:value-type="float">
            <text:p>12464816.2391444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13595946.4159576" calcext:value-type="float">
            <text:p>13595946.4159576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8482828.18687727" calcext:value-type="float">
            <text:p>8482828.18687727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8833760.06898405" calcext:value-type="float">
            <text:p>8833760.06898405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13625338.4293396" calcext:value-type="float">
            <text:p>13625338.4293396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9157314.2330459" calcext:value-type="float">
            <text:p>9157314.2330459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8538847.14960665" calcext:value-type="float">
            <text:p>8538847.14960665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9308893.97896817" calcext:value-type="float">
            <text:p>9308893.97896817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9286845.92091906" calcext:value-type="float">
            <text:p>9286845.92091906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15819364.9116828" calcext:value-type="float">
            <text:p>15819364.9116828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10701005.4577971" calcext:value-type="float">
            <text:p>10701005.4577971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20082212.8553896" calcext:value-type="float">
            <text:p>20082212.85538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0:24:32.356003222</meta:creation-date>
    <dc:date>2019-07-30T10:24:56.444214507</dc:date>
    <meta:editing-duration>PT24S</meta:editing-duration>
    <meta:editing-cycles>1</meta:editing-cycles>
    <meta:document-statistic meta:table-count="1" meta:cell-count="2920" meta:object-count="0"/>
    <meta:generator>LibreOffice/5.1.6.2$Linux_X86_64 LibreOffice_project/10m0$Build-2</meta:generator>
  </office:meta>
</office:document-meta>
</file>